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omoditas</text:p>
          </table:table-cell>
          <table:table-cell office:value-type="string" calcext:value-type="string">
            <text:p>tanggal</text:p>
          </table:table-cell>
          <table:table-cell office:value-type="string" calcext:value-type="string">
            <text:p>harga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2/01/2020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3/01/2020</text:p>
          </table:table-cell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6/01/2020</text:p>
          </table:table-cell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7/01/2020</text:p>
          </table:table-cell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8/01/2020</text:p>
          </table:table-cell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9/01/2020</text:p>
          </table:table-cell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0/01/2020</text:p>
          </table:table-cell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3/01/2020</text:p>
          </table:table-cell>
          <table:table-cell office:value-type="float" office:value="11550" calcext:value-type="float">
            <text:p>115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4/01/2020</text:p>
          </table:table-cell>
          <table:table-cell office:value-type="float" office:value="11550" calcext:value-type="float">
            <text:p>115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5/01/2020</text:p>
          </table:table-cell>
          <table:table-cell office:value-type="float" office:value="11550" calcext:value-type="float">
            <text:p>115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6/01/2020</text:p>
          </table:table-cell>
          <table:table-cell office:value-type="float" office:value="11550" calcext:value-type="float">
            <text:p>115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7/01/2020</text:p>
          </table:table-cell>
          <table:table-cell office:value-type="float" office:value="11550" calcext:value-type="float">
            <text:p>115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0/01/2020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1/01/2020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2/01/2020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3/01/2020</text:p>
          </table:table-cell>
          <table:table-cell office:value-type="float" office:value="11550" calcext:value-type="float">
            <text:p>115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4/01/2020</text:p>
          </table:table-cell>
          <table:table-cell office:value-type="float" office:value="11550" calcext:value-type="float">
            <text:p>115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7/01/2020</text:p>
          </table:table-cell>
          <table:table-cell office:value-type="float" office:value="11550" calcext:value-type="float">
            <text:p>115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8/01/2020</text:p>
          </table:table-cell>
          <table:table-cell office:value-type="float" office:value="11550" calcext:value-type="float">
            <text:p>115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9/01/2020</text:p>
          </table:table-cell>
          <table:table-cell office:value-type="float" office:value="11550" calcext:value-type="float">
            <text:p>115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30/01/2020</text:p>
          </table:table-cell>
          <table:table-cell office:value-type="float" office:value="11550" calcext:value-type="float">
            <text:p>115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31/01/2020</text:p>
          </table:table-cell>
          <table:table-cell office:value-type="float" office:value="11550" calcext:value-type="float">
            <text:p>115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3/02/202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4/02/202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5/02/202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6/02/202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7/02/202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0/02/202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1/02/202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2/02/202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3/02/202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4/02/202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7/02/202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8/02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9/02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0/02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1/02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4/02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5/02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6/02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7/02/202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8/02/202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2/03/202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3/03/202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4/03/202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5/03/202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6/03/202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9/03/2020</text:p>
          </table:table-cell>
          <table:table-cell office:value-type="float" office:value="11800" calcext:value-type="float">
            <text:p>118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0/03/2020</text:p>
          </table:table-cell>
          <table:table-cell office:value-type="float" office:value="11800" calcext:value-type="float">
            <text:p>118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1/03/2020</text:p>
          </table:table-cell>
          <table:table-cell office:value-type="float" office:value="11800" calcext:value-type="float">
            <text:p>118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2/03/2020</text:p>
          </table:table-cell>
          <table:table-cell office:value-type="float" office:value="11800" calcext:value-type="float">
            <text:p>118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3/03/2020</text:p>
          </table:table-cell>
          <table:table-cell office:value-type="float" office:value="11800" calcext:value-type="float">
            <text:p>118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6/03/2020</text:p>
          </table:table-cell>
          <table:table-cell office:value-type="float" office:value="11850" calcext:value-type="float">
            <text:p>118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7/03/2020</text:p>
          </table:table-cell>
          <table:table-cell office:value-type="float" office:value="11850" calcext:value-type="float">
            <text:p>118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8/03/2020</text:p>
          </table:table-cell>
          <table:table-cell office:value-type="float" office:value="11850" calcext:value-type="float">
            <text:p>118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9/03/2020</text:p>
          </table:table-cell>
          <table:table-cell office:value-type="float" office:value="11850" calcext:value-type="float">
            <text:p>118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0/03/2020</text:p>
          </table:table-cell>
          <table:table-cell office:value-type="float" office:value="11850" calcext:value-type="float">
            <text:p>118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3/03/2020</text:p>
          </table:table-cell>
          <table:table-cell office:value-type="float" office:value="11850" calcext:value-type="float">
            <text:p>118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4/03/2020</text:p>
          </table:table-cell>
          <table:table-cell office:value-type="float" office:value="11850" calcext:value-type="float">
            <text:p>118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6/03/2020</text:p>
          </table:table-cell>
          <table:table-cell office:value-type="float" office:value="11850" calcext:value-type="float">
            <text:p>118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7/03/2020</text:p>
          </table:table-cell>
          <table:table-cell office:value-type="float" office:value="11850" calcext:value-type="float">
            <text:p>118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30/03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31/03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1/04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2/04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3/04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6/04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7/04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8/04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9/04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3/04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4/04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5/04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6/04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7/04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0/04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1/04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2/04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3/04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4/04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7/04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8/04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9/04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30/04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4/05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5/05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6/05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08/05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1/05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2/05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3/05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4/05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5/05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8/05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19/05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0/05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6/05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7/05/2020</text:p>
          </table:table-cell>
          <table:table-cell office:value-type="float" office:value="11950" calcext:value-type="float">
            <text:p>1195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8/05/2020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">
          <table:table-cell office:value-type="string" calcext:value-type="string">
            <text:p>Beras</text:p>
          </table:table-cell>
          <table:table-cell office:value-type="string" calcext:value-type="string">
            <text:p>29/05/2020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2/01/2020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3/01/2020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6/01/2020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7/01/2020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8/01/2020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9/01/2020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0/01/2020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3/01/2020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4/01/2020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5/01/2020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6/01/2020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7/01/2020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0/01/2020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1/01/2020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2/01/2020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3/01/2020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4/01/2020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7/01/2020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8/01/2020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9/01/2020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30/01/2020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31/01/2020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3/02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4/02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5/02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6/02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7/02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0/02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1/02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2/02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3/02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4/02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7/02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8/02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9/02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0/02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1/02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4/02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5/02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6/02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7/02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8/02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2/03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3/03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4/03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5/03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6/03/202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9/03/202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0/03/202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1/03/202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2/03/202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3/03/202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6/03/202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7/03/202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8/03/202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9/03/202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0/03/202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3/03/202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4/03/202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6/03/202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7/03/202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30/03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31/03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1/04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2/04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3/04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6/04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7/04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8/04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9/04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3/04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4/04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5/04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6/04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7/04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0/04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1/04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2/04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3/04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4/04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7/04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8/04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9/04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30/04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4/05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5/05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6/05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08/05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1/05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2/05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3/05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4/05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5/05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8/05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19/05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0/05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6/05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7/05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8/05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</text:p>
          </table:table-cell>
          <table:table-cell office:value-type="string" calcext:value-type="string">
            <text:p>29/05/2020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2/01/202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3/01/202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6/01/202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7/01/202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8/01/202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9/01/202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0/01/202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3/01/202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4/01/2020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5/01/2020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6/01/2020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7/01/2020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0/01/2020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1/01/2020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2/01/2020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3/01/2020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4/01/2020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7/01/2020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8/01/2020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9/01/2020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30/01/2020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31/01/2020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3/02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4/02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5/02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6/02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7/02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0/02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1/02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2/02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3/02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4/02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7/02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8/02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9/02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0/02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1/02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4/02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5/02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6/02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7/02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8/02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2/03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3/03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4/03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5/03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6/03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9/03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0/03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1/03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2/03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3/03/2020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6/03/2020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7/03/2020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8/03/2020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9/03/2020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0/03/2020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3/03/2020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4/03/2020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6/03/2020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7/03/2020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30/03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31/03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1/04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2/04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3/04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6/04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7/04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8/04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9/04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3/04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4/04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5/04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6/04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7/04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0/04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1/04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2/04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3/04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4/04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7/04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8/04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9/04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30/04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4/05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5/05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6/05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8/05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1/05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2/05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3/05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4/05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5/05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8/05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9/05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0/05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6/05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7/05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8/05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9/05/20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2/01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3/01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6/01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7/01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8/01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9/01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0/01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3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4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5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6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7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0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1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2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3/01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4/01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7/01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8/01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9/01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30/01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31/01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3/02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4/02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5/02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6/02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7/02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0/02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1/02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2/02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3/02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4/02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7/02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8/02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9/02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0/02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1/02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4/02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5/02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6/02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7/02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8/02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2/03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3/03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4/03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5/03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6/03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9/03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0/03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1/03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2/03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3/03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6/03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7/03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8/03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9/03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0/03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3/03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4/03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6/03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7/03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30/03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31/03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1/04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2/04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3/04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6/04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7/04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8/04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9/04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3/04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4/04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5/04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6/04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7/04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0/04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1/04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2/04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3/04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4/04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7/04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8/04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9/04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30/04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4/05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5/05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6/05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08/05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1/05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2/05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3/05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4/05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5/05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8/05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19/05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0/05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6/05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7/05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8/05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Beras Kualitas Medium I</text:p>
          </table:table-cell>
          <table:table-cell office:value-type="string" calcext:value-type="string">
            <text:p>29/05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2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3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6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7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8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9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0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3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4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5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6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7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0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1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2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3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4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7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8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9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30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31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3/02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4/02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5/02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6/02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7/02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0/02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1/02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2/02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3/02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4/02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7/02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8/02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9/02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0/02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1/02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4/02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5/02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6/02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7/02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8/02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2/03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3/03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4/03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5/03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6/03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9/03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0/03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1/03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2/03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3/03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6/03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7/03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8/03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9/03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0/03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3/03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4/03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6/03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7/03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30/03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31/03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1/04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2/04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3/04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6/04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7/04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8/04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9/04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3/04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4/04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5/04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6/04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7/04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0/04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1/04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2/04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3/04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4/04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7/04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8/04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9/04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30/04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4/05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5/05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6/05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8/05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1/05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2/05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3/05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4/05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5/05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8/05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9/05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0/05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6/05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7/05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8/05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9/05/202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2/01/2020</text:p>
          </table:table-cell>
          <table:table-cell office:value-type="float" office:value="12900" calcext:value-type="float">
            <text:p>129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3/01/2020</text:p>
          </table:table-cell>
          <table:table-cell office:value-type="float" office:value="12900" calcext:value-type="float">
            <text:p>129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6/01/2020</text:p>
          </table:table-cell>
          <table:table-cell office:value-type="float" office:value="12900" calcext:value-type="float">
            <text:p>129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7/01/2020</text:p>
          </table:table-cell>
          <table:table-cell office:value-type="float" office:value="12900" calcext:value-type="float">
            <text:p>129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8/01/2020</text:p>
          </table:table-cell>
          <table:table-cell office:value-type="float" office:value="12900" calcext:value-type="float">
            <text:p>129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9/01/2020</text:p>
          </table:table-cell>
          <table:table-cell office:value-type="float" office:value="12900" calcext:value-type="float">
            <text:p>129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0/01/2020</text:p>
          </table:table-cell>
          <table:table-cell office:value-type="float" office:value="12900" calcext:value-type="float">
            <text:p>129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3/01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4/01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5/01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6/01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7/01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0/01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1/01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2/01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3/01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4/01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7/01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8/01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9/01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30/01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31/01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3/02/2020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4/02/2020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5/02/2020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6/02/2020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7/02/2020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0/02/2020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1/02/2020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2/02/2020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3/02/2020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4/02/2020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7/02/2020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8/02/2020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9/02/2020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0/02/2020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1/02/2020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4/02/2020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5/02/2020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6/02/2020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7/02/2020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8/02/2020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2/03/2020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3/03/2020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4/03/2020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5/03/2020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6/03/2020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9/03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0/03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1/03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2/03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3/03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6/03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7/03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8/03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9/03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0/03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3/03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4/03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6/03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7/03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30/03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31/03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1/04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2/04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3/04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6/04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7/04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8/04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9/04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3/04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4/04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5/04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6/04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7/04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0/04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1/04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2/04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3/04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4/04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7/04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8/04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9/04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30/04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4/05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5/05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6/05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8/05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1/05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2/05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3/05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4/05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5/05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8/05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9/05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0/05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6/05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7/05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8/05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9/05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2/01/2020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3/01/2020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6/01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7/01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8/01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9/01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0/01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3/01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4/01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5/01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6/01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7/01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0/01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1/01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2/01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3/01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4/01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7/01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8/01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9/01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30/01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31/01/202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3/02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4/02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5/02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6/02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7/02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0/02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1/02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2/02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3/02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4/02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7/02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8/02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9/02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0/02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1/02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4/02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5/02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6/02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7/02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8/02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2/03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3/03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4/03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5/03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6/03/2020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9/03/2020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0/03/2020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1/03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2/03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3/03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6/03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7/03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8/03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9/03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0/03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3/03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4/03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6/03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7/03/202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30/03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31/03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1/04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2/04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3/04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6/04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7/04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8/04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9/04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3/04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4/04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5/04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6/04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7/04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0/04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1/04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2/04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3/04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4/04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7/04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8/04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9/04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30/04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4/05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5/05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6/05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8/05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1/05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2/05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3/05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4/05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5/05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8/05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9/05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0/05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6/05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7/05/202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8/05/2020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9/05/2020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2/01/2020</text:p>
          </table:table-cell>
          <table:table-cell office:value-type="float" office:value="35750" calcext:value-type="float">
            <text:p>35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3/01/2020</text:p>
          </table:table-cell>
          <table:table-cell office:value-type="float" office:value="35750" calcext:value-type="float">
            <text:p>35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6/01/2020</text:p>
          </table:table-cell>
          <table:table-cell office:value-type="float" office:value="35500" calcext:value-type="float">
            <text:p>355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7/01/2020</text:p>
          </table:table-cell>
          <table:table-cell office:value-type="float" office:value="34250" calcext:value-type="float">
            <text:p>342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8/01/2020</text:p>
          </table:table-cell>
          <table:table-cell office:value-type="float" office:value="34250" calcext:value-type="float">
            <text:p>342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9/01/2020</text:p>
          </table:table-cell>
          <table:table-cell office:value-type="float" office:value="34250" calcext:value-type="float">
            <text:p>342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0/01/2020</text:p>
          </table:table-cell>
          <table:table-cell office:value-type="float" office:value="34250" calcext:value-type="float">
            <text:p>342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3/01/2020</text:p>
          </table:table-cell>
          <table:table-cell office:value-type="float" office:value="34250" calcext:value-type="float">
            <text:p>342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4/01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5/01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6/01/2020</text:p>
          </table:table-cell>
          <table:table-cell office:value-type="float" office:value="33500" calcext:value-type="float">
            <text:p>335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7/01/2020</text:p>
          </table:table-cell>
          <table:table-cell office:value-type="float" office:value="33500" calcext:value-type="float">
            <text:p>335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0/01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1/01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2/01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3/01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4/01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7/01/2020</text:p>
          </table:table-cell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8/01/2020</text:p>
          </table:table-cell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9/01/2020</text:p>
          </table:table-cell>
          <table:table-cell office:value-type="float" office:value="33250" calcext:value-type="float">
            <text:p>332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30/01/2020</text:p>
          </table:table-cell>
          <table:table-cell office:value-type="float" office:value="33250" calcext:value-type="float">
            <text:p>332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31/01/2020</text:p>
          </table:table-cell>
          <table:table-cell office:value-type="float" office:value="33250" calcext:value-type="float">
            <text:p>332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3/02/2020</text:p>
          </table:table-cell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4/02/2020</text:p>
          </table:table-cell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5/02/2020</text:p>
          </table:table-cell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6/02/2020</text:p>
          </table:table-cell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7/02/2020</text:p>
          </table:table-cell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0/02/2020</text:p>
          </table:table-cell>
          <table:table-cell office:value-type="float" office:value="33250" calcext:value-type="float">
            <text:p>332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1/02/2020</text:p>
          </table:table-cell>
          <table:table-cell office:value-type="float" office:value="33500" calcext:value-type="float">
            <text:p>335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2/02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3/02/202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4/02/2020</text:p>
          </table:table-cell>
          <table:table-cell office:value-type="float" office:value="34750" calcext:value-type="float">
            <text:p>34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7/02/2020</text:p>
          </table:table-cell>
          <table:table-cell office:value-type="float" office:value="35750" calcext:value-type="float">
            <text:p>35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8/02/2020</text:p>
          </table:table-cell>
          <table:table-cell office:value-type="float" office:value="35750" calcext:value-type="float">
            <text:p>35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9/02/2020</text:p>
          </table:table-cell>
          <table:table-cell office:value-type="float" office:value="35750" calcext:value-type="float">
            <text:p>35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0/02/2020</text:p>
          </table:table-cell>
          <table:table-cell office:value-type="float" office:value="35750" calcext:value-type="float">
            <text:p>35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1/02/2020</text:p>
          </table:table-cell>
          <table:table-cell office:value-type="float" office:value="35750" calcext:value-type="float">
            <text:p>35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4/02/20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5/02/20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6/02/20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7/02/2020</text:p>
          </table:table-cell>
          <table:table-cell office:value-type="float" office:value="34750" calcext:value-type="float">
            <text:p>34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8/02/2020</text:p>
          </table:table-cell>
          <table:table-cell office:value-type="float" office:value="34750" calcext:value-type="float">
            <text:p>34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2/03/20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3/03/20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4/03/20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5/03/2020</text:p>
          </table:table-cell>
          <table:table-cell office:value-type="float" office:value="35250" calcext:value-type="float">
            <text:p>352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6/03/2020</text:p>
          </table:table-cell>
          <table:table-cell office:value-type="float" office:value="35250" calcext:value-type="float">
            <text:p>352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9/03/2020</text:p>
          </table:table-cell>
          <table:table-cell office:value-type="float" office:value="36250" calcext:value-type="float">
            <text:p>362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0/03/2020</text:p>
          </table:table-cell>
          <table:table-cell office:value-type="float" office:value="36250" calcext:value-type="float">
            <text:p>362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1/03/2020</text:p>
          </table:table-cell>
          <table:table-cell office:value-type="float" office:value="36250" calcext:value-type="float">
            <text:p>362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2/03/2020</text:p>
          </table:table-cell>
          <table:table-cell office:value-type="float" office:value="36250" calcext:value-type="float">
            <text:p>362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3/03/2020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6/03/2020</text:p>
          </table:table-cell>
          <table:table-cell office:value-type="float" office:value="37400" calcext:value-type="float">
            <text:p>374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7/03/2020</text:p>
          </table:table-cell>
          <table:table-cell office:value-type="float" office:value="37650" calcext:value-type="float">
            <text:p>376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8/03/2020</text:p>
          </table:table-cell>
          <table:table-cell office:value-type="float" office:value="37650" calcext:value-type="float">
            <text:p>376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9/03/2020</text:p>
          </table:table-cell>
          <table:table-cell office:value-type="float" office:value="37650" calcext:value-type="float">
            <text:p>376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0/03/2020</text:p>
          </table:table-cell>
          <table:table-cell office:value-type="float" office:value="37000" calcext:value-type="float">
            <text:p>37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3/03/20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4/03/2020</text:p>
          </table:table-cell>
          <table:table-cell office:value-type="float" office:value="34250" calcext:value-type="float">
            <text:p>342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6/03/202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7/03/2020</text:p>
          </table:table-cell>
          <table:table-cell office:value-type="float" office:value="33500" calcext:value-type="float">
            <text:p>335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30/03/2020</text:p>
          </table:table-cell>
          <table:table-cell office:value-type="float" office:value="33500" calcext:value-type="float">
            <text:p>335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31/03/2020</text:p>
          </table:table-cell>
          <table:table-cell office:value-type="float" office:value="33250" calcext:value-type="float">
            <text:p>332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1/04/2020</text:p>
          </table:table-cell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2/04/2020</text:p>
          </table:table-cell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3/04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6/04/2020</text:p>
          </table:table-cell>
          <table:table-cell office:value-type="float" office:value="30500" calcext:value-type="float">
            <text:p>305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7/04/2020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8/04/2020</text:p>
          </table:table-cell>
          <table:table-cell office:value-type="float" office:value="31500" calcext:value-type="float">
            <text:p>315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9/04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3/04/2020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4/04/2020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5/04/2020</text:p>
          </table:table-cell>
          <table:table-cell office:value-type="float" office:value="30250" calcext:value-type="float">
            <text:p>302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6/04/202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7/04/2020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0/04/2020</text:p>
          </table:table-cell>
          <table:table-cell office:value-type="float" office:value="28500" calcext:value-type="float">
            <text:p>285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1/04/2020</text:p>
          </table:table-cell>
          <table:table-cell office:value-type="float" office:value="28500" calcext:value-type="float">
            <text:p>285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2/04/2020</text:p>
          </table:table-cell>
          <table:table-cell office:value-type="float" office:value="28750" calcext:value-type="float">
            <text:p>28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3/04/2020</text:p>
          </table:table-cell>
          <table:table-cell office:value-type="float" office:value="29250" calcext:value-type="float">
            <text:p>292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4/04/2020</text:p>
          </table:table-cell>
          <table:table-cell office:value-type="float" office:value="28750" calcext:value-type="float">
            <text:p>28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7/04/2020</text:p>
          </table:table-cell>
          <table:table-cell office:value-type="float" office:value="27750" calcext:value-type="float">
            <text:p>27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8/04/2020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9/04/2020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30/04/2020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4/05/2020</text:p>
          </table:table-cell>
          <table:table-cell office:value-type="float" office:value="30500" calcext:value-type="float">
            <text:p>305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5/05/2020</text:p>
          </table:table-cell>
          <table:table-cell office:value-type="float" office:value="30500" calcext:value-type="float">
            <text:p>305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6/05/2020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8/05/2020</text:p>
          </table:table-cell>
          <table:table-cell office:value-type="float" office:value="31500" calcext:value-type="float">
            <text:p>315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1/05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2/05/2020</text:p>
          </table:table-cell>
          <table:table-cell office:value-type="float" office:value="32250" calcext:value-type="float">
            <text:p>322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3/05/202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4/05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5/05/2020</text:p>
          </table:table-cell>
          <table:table-cell office:value-type="float" office:value="37250" calcext:value-type="float">
            <text:p>3725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8/05/202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9/05/202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0/05/202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6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7/05/2020</text:p>
          </table:table-cell>
          <table:table-cell office:value-type="float" office:value="39000" calcext:value-type="float">
            <text:p>39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8/05/2020</text:p>
          </table:table-cell>
          <table:table-cell office:value-type="float" office:value="39000" calcext:value-type="float">
            <text:p>39000</text:p>
          </table:table-cell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9/05/2020</text:p>
          </table:table-cell>
          <table:table-cell office:value-type="float" office:value="38500" calcext:value-type="float">
            <text:p>385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2/01/2020</text:p>
          </table:table-cell>
          <table:table-cell office:value-type="float" office:value="35750" calcext:value-type="float">
            <text:p>35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3/01/2020</text:p>
          </table:table-cell>
          <table:table-cell office:value-type="float" office:value="35750" calcext:value-type="float">
            <text:p>35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6/01/2020</text:p>
          </table:table-cell>
          <table:table-cell office:value-type="float" office:value="35500" calcext:value-type="float">
            <text:p>355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7/01/2020</text:p>
          </table:table-cell>
          <table:table-cell office:value-type="float" office:value="34250" calcext:value-type="float">
            <text:p>342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8/01/2020</text:p>
          </table:table-cell>
          <table:table-cell office:value-type="float" office:value="34250" calcext:value-type="float">
            <text:p>342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9/01/2020</text:p>
          </table:table-cell>
          <table:table-cell office:value-type="float" office:value="34250" calcext:value-type="float">
            <text:p>342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0/01/2020</text:p>
          </table:table-cell>
          <table:table-cell office:value-type="float" office:value="34250" calcext:value-type="float">
            <text:p>342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3/01/2020</text:p>
          </table:table-cell>
          <table:table-cell office:value-type="float" office:value="34250" calcext:value-type="float">
            <text:p>342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4/01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5/01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6/01/2020</text:p>
          </table:table-cell>
          <table:table-cell office:value-type="float" office:value="33500" calcext:value-type="float">
            <text:p>335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7/01/2020</text:p>
          </table:table-cell>
          <table:table-cell office:value-type="float" office:value="33500" calcext:value-type="float">
            <text:p>335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0/01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1/01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2/01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3/01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4/01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7/01/2020</text:p>
          </table:table-cell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8/01/2020</text:p>
          </table:table-cell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9/01/2020</text:p>
          </table:table-cell>
          <table:table-cell office:value-type="float" office:value="33250" calcext:value-type="float">
            <text:p>332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30/01/2020</text:p>
          </table:table-cell>
          <table:table-cell office:value-type="float" office:value="33250" calcext:value-type="float">
            <text:p>332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31/01/2020</text:p>
          </table:table-cell>
          <table:table-cell office:value-type="float" office:value="33250" calcext:value-type="float">
            <text:p>332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3/02/2020</text:p>
          </table:table-cell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4/02/2020</text:p>
          </table:table-cell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5/02/2020</text:p>
          </table:table-cell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6/02/2020</text:p>
          </table:table-cell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7/02/2020</text:p>
          </table:table-cell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0/02/2020</text:p>
          </table:table-cell>
          <table:table-cell office:value-type="float" office:value="33250" calcext:value-type="float">
            <text:p>332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1/02/2020</text:p>
          </table:table-cell>
          <table:table-cell office:value-type="float" office:value="33500" calcext:value-type="float">
            <text:p>335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2/02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3/02/202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4/02/2020</text:p>
          </table:table-cell>
          <table:table-cell office:value-type="float" office:value="34750" calcext:value-type="float">
            <text:p>34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7/02/2020</text:p>
          </table:table-cell>
          <table:table-cell office:value-type="float" office:value="35750" calcext:value-type="float">
            <text:p>35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8/02/2020</text:p>
          </table:table-cell>
          <table:table-cell office:value-type="float" office:value="35750" calcext:value-type="float">
            <text:p>35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9/02/2020</text:p>
          </table:table-cell>
          <table:table-cell office:value-type="float" office:value="35750" calcext:value-type="float">
            <text:p>35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0/02/2020</text:p>
          </table:table-cell>
          <table:table-cell office:value-type="float" office:value="35750" calcext:value-type="float">
            <text:p>35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1/02/2020</text:p>
          </table:table-cell>
          <table:table-cell office:value-type="float" office:value="35750" calcext:value-type="float">
            <text:p>35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4/02/20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5/02/20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6/02/20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7/02/2020</text:p>
          </table:table-cell>
          <table:table-cell office:value-type="float" office:value="34750" calcext:value-type="float">
            <text:p>34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8/02/2020</text:p>
          </table:table-cell>
          <table:table-cell office:value-type="float" office:value="34750" calcext:value-type="float">
            <text:p>34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2/03/20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3/03/20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4/03/20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5/03/2020</text:p>
          </table:table-cell>
          <table:table-cell office:value-type="float" office:value="35250" calcext:value-type="float">
            <text:p>352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6/03/2020</text:p>
          </table:table-cell>
          <table:table-cell office:value-type="float" office:value="35250" calcext:value-type="float">
            <text:p>352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9/03/2020</text:p>
          </table:table-cell>
          <table:table-cell office:value-type="float" office:value="36250" calcext:value-type="float">
            <text:p>362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0/03/2020</text:p>
          </table:table-cell>
          <table:table-cell office:value-type="float" office:value="36250" calcext:value-type="float">
            <text:p>362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1/03/2020</text:p>
          </table:table-cell>
          <table:table-cell office:value-type="float" office:value="36250" calcext:value-type="float">
            <text:p>362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2/03/2020</text:p>
          </table:table-cell>
          <table:table-cell office:value-type="float" office:value="36250" calcext:value-type="float">
            <text:p>362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3/03/2020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6/03/2020</text:p>
          </table:table-cell>
          <table:table-cell office:value-type="float" office:value="37400" calcext:value-type="float">
            <text:p>374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7/03/2020</text:p>
          </table:table-cell>
          <table:table-cell office:value-type="float" office:value="37650" calcext:value-type="float">
            <text:p>376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8/03/2020</text:p>
          </table:table-cell>
          <table:table-cell office:value-type="float" office:value="37650" calcext:value-type="float">
            <text:p>376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9/03/2020</text:p>
          </table:table-cell>
          <table:table-cell office:value-type="float" office:value="37650" calcext:value-type="float">
            <text:p>376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0/03/2020</text:p>
          </table:table-cell>
          <table:table-cell office:value-type="float" office:value="37000" calcext:value-type="float">
            <text:p>37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3/03/20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4/03/2020</text:p>
          </table:table-cell>
          <table:table-cell office:value-type="float" office:value="34250" calcext:value-type="float">
            <text:p>342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6/03/202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7/03/2020</text:p>
          </table:table-cell>
          <table:table-cell office:value-type="float" office:value="33500" calcext:value-type="float">
            <text:p>335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30/03/2020</text:p>
          </table:table-cell>
          <table:table-cell office:value-type="float" office:value="33500" calcext:value-type="float">
            <text:p>335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31/03/2020</text:p>
          </table:table-cell>
          <table:table-cell office:value-type="float" office:value="33250" calcext:value-type="float">
            <text:p>332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1/04/2020</text:p>
          </table:table-cell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2/04/2020</text:p>
          </table:table-cell>
          <table:table-cell office:value-type="float" office:value="32750" calcext:value-type="float">
            <text:p>32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3/04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6/04/2020</text:p>
          </table:table-cell>
          <table:table-cell office:value-type="float" office:value="30500" calcext:value-type="float">
            <text:p>305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7/04/2020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8/04/2020</text:p>
          </table:table-cell>
          <table:table-cell office:value-type="float" office:value="31500" calcext:value-type="float">
            <text:p>315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9/04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3/04/2020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4/04/2020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5/04/2020</text:p>
          </table:table-cell>
          <table:table-cell office:value-type="float" office:value="30250" calcext:value-type="float">
            <text:p>302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6/04/202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7/04/2020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0/04/2020</text:p>
          </table:table-cell>
          <table:table-cell office:value-type="float" office:value="28500" calcext:value-type="float">
            <text:p>285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1/04/2020</text:p>
          </table:table-cell>
          <table:table-cell office:value-type="float" office:value="28500" calcext:value-type="float">
            <text:p>285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2/04/2020</text:p>
          </table:table-cell>
          <table:table-cell office:value-type="float" office:value="28750" calcext:value-type="float">
            <text:p>28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3/04/2020</text:p>
          </table:table-cell>
          <table:table-cell office:value-type="float" office:value="29250" calcext:value-type="float">
            <text:p>292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4/04/2020</text:p>
          </table:table-cell>
          <table:table-cell office:value-type="float" office:value="28750" calcext:value-type="float">
            <text:p>28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7/04/2020</text:p>
          </table:table-cell>
          <table:table-cell office:value-type="float" office:value="27750" calcext:value-type="float">
            <text:p>27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8/04/2020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9/04/2020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30/04/2020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4/05/2020</text:p>
          </table:table-cell>
          <table:table-cell office:value-type="float" office:value="30500" calcext:value-type="float">
            <text:p>305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5/05/2020</text:p>
          </table:table-cell>
          <table:table-cell office:value-type="float" office:value="30500" calcext:value-type="float">
            <text:p>305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6/05/2020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8/05/2020</text:p>
          </table:table-cell>
          <table:table-cell office:value-type="float" office:value="31500" calcext:value-type="float">
            <text:p>315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1/05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2/05/2020</text:p>
          </table:table-cell>
          <table:table-cell office:value-type="float" office:value="32250" calcext:value-type="float">
            <text:p>322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3/05/202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4/05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5/05/2020</text:p>
          </table:table-cell>
          <table:table-cell office:value-type="float" office:value="37250" calcext:value-type="float">
            <text:p>3725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8/05/202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9/05/202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0/05/202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6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7/05/2020</text:p>
          </table:table-cell>
          <table:table-cell office:value-type="float" office:value="39000" calcext:value-type="float">
            <text:p>39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8/05/2020</text:p>
          </table:table-cell>
          <table:table-cell office:value-type="float" office:value="39000" calcext:value-type="float">
            <text:p>39000</text:p>
          </table:table-cell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9/05/2020</text:p>
          </table:table-cell>
          <table:table-cell office:value-type="float" office:value="38500" calcext:value-type="float">
            <text:p>38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2/01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3/01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6/01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7/01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8/01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9/01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0/01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3/01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4/01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5/01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6/01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7/01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0/01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1/01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2/01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3/01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4/01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7/01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8/01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9/01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30/01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31/01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3/02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4/02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5/02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6/02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7/02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0/02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1/02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2/02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3/02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4/02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7/02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8/02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9/02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0/02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1/02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4/02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5/02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6/02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7/02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8/02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2/03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3/03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4/03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5/03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6/03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9/03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0/03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1/03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2/03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3/03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6/03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7/03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8/03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9/03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0/03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3/03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4/03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6/03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7/03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30/03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31/03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1/04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2/04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3/04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6/04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7/04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8/04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9/04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3/04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4/04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5/04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6/04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7/04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0/04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1/04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2/04/2020</text:p>
          </table:table-cell>
          <table:table-cell office:value-type="float" office:value="138150" calcext:value-type="float">
            <text:p>13815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3/04/2020</text:p>
          </table:table-cell>
          <table:table-cell office:value-type="float" office:value="138150" calcext:value-type="float">
            <text:p>13815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4/04/2020</text:p>
          </table:table-cell>
          <table:table-cell office:value-type="float" office:value="138150" calcext:value-type="float">
            <text:p>13815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7/04/2020</text:p>
          </table:table-cell>
          <table:table-cell office:value-type="float" office:value="138150" calcext:value-type="float">
            <text:p>13815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8/04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9/04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30/04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4/05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5/05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6/05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8/05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1/05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2/05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3/05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4/05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5/05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8/05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9/05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0/05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6/05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7/05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8/05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9/05/202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2/01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3/01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6/01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7/01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8/01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9/01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0/01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3/01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4/01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5/01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6/01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7/01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0/01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1/01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2/01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3/01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4/01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7/01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8/01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9/01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30/01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31/01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3/02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4/02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5/02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6/02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7/02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0/02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1/02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2/02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3/02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4/02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7/02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8/02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9/02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0/02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1/02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4/02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5/02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6/02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7/02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8/02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2/03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3/03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4/03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5/03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6/03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9/03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0/03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1/03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2/03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3/03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6/03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7/03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8/03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9/03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0/03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3/03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4/03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6/03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7/03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30/03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31/03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1/04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2/04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3/04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6/04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7/04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8/04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9/04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3/04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4/04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5/04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6/04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7/04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0/04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1/04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2/04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3/04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4/04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7/04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8/04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9/04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30/04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4/05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5/05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6/05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8/05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1/05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2/05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3/05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4/05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5/05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8/05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9/05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0/05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6/05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7/05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8/05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9/05/202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2/01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3/01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6/01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7/01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8/01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9/01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0/01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3/01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4/01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5/01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6/01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7/01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0/01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1/01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2/01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3/01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4/01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7/01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8/01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9/01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30/01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31/01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3/02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4/02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5/02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6/02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7/02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0/02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1/02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2/02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3/02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4/02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7/02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8/02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9/02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0/02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1/02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4/02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5/02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6/02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7/02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8/02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2/03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3/03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4/03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5/03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6/03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9/03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0/03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1/03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2/03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3/03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6/03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7/03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8/03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9/03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0/03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3/03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4/03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6/03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7/03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30/03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31/03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1/04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2/04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3/04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6/04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7/04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8/04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9/04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3/04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4/04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5/04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6/04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7/04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0/04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1/04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2/04/2020</text:p>
          </table:table-cell>
          <table:table-cell office:value-type="float" office:value="126250" calcext:value-type="float">
            <text:p>12625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3/04/2020</text:p>
          </table:table-cell>
          <table:table-cell office:value-type="float" office:value="126250" calcext:value-type="float">
            <text:p>12625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4/04/2020</text:p>
          </table:table-cell>
          <table:table-cell office:value-type="float" office:value="126250" calcext:value-type="float">
            <text:p>12625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7/04/2020</text:p>
          </table:table-cell>
          <table:table-cell office:value-type="float" office:value="126250" calcext:value-type="float">
            <text:p>12625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8/04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9/04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30/04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4/05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5/05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6/05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8/05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1/05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2/05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3/05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4/05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5/05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8/05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9/05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0/05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6/05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7/05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8/05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9/05/202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2/01/2020</text:p>
          </table:table-cell>
          <table:table-cell office:value-type="float" office:value="25650" calcext:value-type="float">
            <text:p>256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3/01/2020</text:p>
          </table:table-cell>
          <table:table-cell office:value-type="float" office:value="25400" calcext:value-type="float">
            <text:p>254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6/01/2020</text:p>
          </table:table-cell>
          <table:table-cell office:value-type="float" office:value="24500" calcext:value-type="float">
            <text:p>245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7/01/2020</text:p>
          </table:table-cell>
          <table:table-cell office:value-type="float" office:value="24250" calcext:value-type="float">
            <text:p>242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8/01/2020</text:p>
          </table:table-cell>
          <table:table-cell office:value-type="float" office:value="24250" calcext:value-type="float">
            <text:p>242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9/01/2020</text:p>
          </table:table-cell>
          <table:table-cell office:value-type="float" office:value="24250" calcext:value-type="float">
            <text:p>242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0/01/2020</text:p>
          </table:table-cell>
          <table:table-cell office:value-type="float" office:value="24250" calcext:value-type="float">
            <text:p>242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3/01/2020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4/01/2020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5/01/2020</text:p>
          </table:table-cell>
          <table:table-cell office:value-type="float" office:value="24500" calcext:value-type="float">
            <text:p>245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6/01/2020</text:p>
          </table:table-cell>
          <table:table-cell office:value-type="float" office:value="24250" calcext:value-type="float">
            <text:p>242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7/01/2020</text:p>
          </table:table-cell>
          <table:table-cell office:value-type="float" office:value="24250" calcext:value-type="float">
            <text:p>242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0/01/2020</text:p>
          </table:table-cell>
          <table:table-cell office:value-type="float" office:value="24150" calcext:value-type="float">
            <text:p>241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1/01/2020</text:p>
          </table:table-cell>
          <table:table-cell office:value-type="float" office:value="23900" calcext:value-type="float">
            <text:p>239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2/01/2020</text:p>
          </table:table-cell>
          <table:table-cell office:value-type="float" office:value="23900" calcext:value-type="float">
            <text:p>239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3/01/2020</text:p>
          </table:table-cell>
          <table:table-cell office:value-type="float" office:value="23900" calcext:value-type="float">
            <text:p>239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4/01/2020</text:p>
          </table:table-cell>
          <table:table-cell office:value-type="float" office:value="23900" calcext:value-type="float">
            <text:p>239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7/01/2020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8/01/2020</text:p>
          </table:table-cell>
          <table:table-cell office:value-type="float" office:value="22750" calcext:value-type="float">
            <text:p>227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9/01/2020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30/01/2020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31/01/2020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3/02/2020</text:p>
          </table:table-cell>
          <table:table-cell office:value-type="float" office:value="22750" calcext:value-type="float">
            <text:p>227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4/02/2020</text:p>
          </table:table-cell>
          <table:table-cell office:value-type="float" office:value="22750" calcext:value-type="float">
            <text:p>227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5/02/2020</text:p>
          </table:table-cell>
          <table:table-cell office:value-type="float" office:value="23250" calcext:value-type="float">
            <text:p>232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6/02/202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7/02/202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0/02/2020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1/02/2020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2/02/2020</text:p>
          </table:table-cell>
          <table:table-cell office:value-type="float" office:value="25750" calcext:value-type="float">
            <text:p>257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3/02/2020</text:p>
          </table:table-cell>
          <table:table-cell office:value-type="float" office:value="26650" calcext:value-type="float">
            <text:p>266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4/02/2020</text:p>
          </table:table-cell>
          <table:table-cell office:value-type="float" office:value="26650" calcext:value-type="float">
            <text:p>266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7/02/2020</text:p>
          </table:table-cell>
          <table:table-cell office:value-type="float" office:value="26900" calcext:value-type="float">
            <text:p>269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8/02/2020</text:p>
          </table:table-cell>
          <table:table-cell office:value-type="float" office:value="26900" calcext:value-type="float">
            <text:p>269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9/02/2020</text:p>
          </table:table-cell>
          <table:table-cell office:value-type="float" office:value="26650" calcext:value-type="float">
            <text:p>266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0/02/2020</text:p>
          </table:table-cell>
          <table:table-cell office:value-type="float" office:value="26650" calcext:value-type="float">
            <text:p>266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1/02/2020</text:p>
          </table:table-cell>
          <table:table-cell office:value-type="float" office:value="26650" calcext:value-type="float">
            <text:p>266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4/02/2020</text:p>
          </table:table-cell>
          <table:table-cell office:value-type="float" office:value="26900" calcext:value-type="float">
            <text:p>269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5/02/2020</text:p>
          </table:table-cell>
          <table:table-cell office:value-type="float" office:value="26900" calcext:value-type="float">
            <text:p>269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6/02/2020</text:p>
          </table:table-cell>
          <table:table-cell office:value-type="float" office:value="26750" calcext:value-type="float">
            <text:p>267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7/02/2020</text:p>
          </table:table-cell>
          <table:table-cell office:value-type="float" office:value="26750" calcext:value-type="float">
            <text:p>267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8/02/2020</text:p>
          </table:table-cell>
          <table:table-cell office:value-type="float" office:value="26900" calcext:value-type="float">
            <text:p>269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2/03/2020</text:p>
          </table:table-cell>
          <table:table-cell office:value-type="float" office:value="26150" calcext:value-type="float">
            <text:p>261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3/03/2020</text:p>
          </table:table-cell>
          <table:table-cell office:value-type="float" office:value="26150" calcext:value-type="float">
            <text:p>261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4/03/2020</text:p>
          </table:table-cell>
          <table:table-cell office:value-type="float" office:value="26150" calcext:value-type="float">
            <text:p>261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5/03/2020</text:p>
          </table:table-cell>
          <table:table-cell office:value-type="float" office:value="26500" calcext:value-type="float">
            <text:p>265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6/03/2020</text:p>
          </table:table-cell>
          <table:table-cell office:value-type="float" office:value="26500" calcext:value-type="float">
            <text:p>265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9/03/2020</text:p>
          </table:table-cell>
          <table:table-cell office:value-type="float" office:value="26650" calcext:value-type="float">
            <text:p>266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0/03/2020</text:p>
          </table:table-cell>
          <table:table-cell office:value-type="float" office:value="26500" calcext:value-type="float">
            <text:p>265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1/03/2020</text:p>
          </table:table-cell>
          <table:table-cell office:value-type="float" office:value="26650" calcext:value-type="float">
            <text:p>266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2/03/2020</text:p>
          </table:table-cell>
          <table:table-cell office:value-type="float" office:value="26650" calcext:value-type="float">
            <text:p>266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3/03/2020</text:p>
          </table:table-cell>
          <table:table-cell office:value-type="float" office:value="26650" calcext:value-type="float">
            <text:p>266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6/03/2020</text:p>
          </table:table-cell>
          <table:table-cell office:value-type="float" office:value="26400" calcext:value-type="float">
            <text:p>264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7/03/2020</text:p>
          </table:table-cell>
          <table:table-cell office:value-type="float" office:value="26750" calcext:value-type="float">
            <text:p>267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8/03/2020</text:p>
          </table:table-cell>
          <table:table-cell office:value-type="float" office:value="26750" calcext:value-type="float">
            <text:p>267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9/03/2020</text:p>
          </table:table-cell>
          <table:table-cell office:value-type="float" office:value="26750" calcext:value-type="float">
            <text:p>267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0/03/2020</text:p>
          </table:table-cell>
          <table:table-cell office:value-type="float" office:value="26750" calcext:value-type="float">
            <text:p>267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3/03/2020</text:p>
          </table:table-cell>
          <table:table-cell office:value-type="float" office:value="26250" calcext:value-type="float">
            <text:p>262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4/03/2020</text:p>
          </table:table-cell>
          <table:table-cell office:value-type="float" office:value="26250" calcext:value-type="float">
            <text:p>262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6/03/2020</text:p>
          </table:table-cell>
          <table:table-cell office:value-type="float" office:value="26250" calcext:value-type="float">
            <text:p>262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7/03/2020</text:p>
          </table:table-cell>
          <table:table-cell office:value-type="float" office:value="26250" calcext:value-type="float">
            <text:p>262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30/03/2020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31/03/2020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1/04/2020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2/04/2020</text:p>
          </table:table-cell>
          <table:table-cell office:value-type="float" office:value="25250" calcext:value-type="float">
            <text:p>252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3/04/2020</text:p>
          </table:table-cell>
          <table:table-cell office:value-type="float" office:value="25250" calcext:value-type="float">
            <text:p>252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6/04/2020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7/04/2020</text:p>
          </table:table-cell>
          <table:table-cell office:value-type="float" office:value="26150" calcext:value-type="float">
            <text:p>261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8/04/2020</text:p>
          </table:table-cell>
          <table:table-cell office:value-type="float" office:value="26150" calcext:value-type="float">
            <text:p>261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9/04/2020</text:p>
          </table:table-cell>
          <table:table-cell office:value-type="float" office:value="26150" calcext:value-type="float">
            <text:p>261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3/04/2020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4/04/2020</text:p>
          </table:table-cell>
          <table:table-cell office:value-type="float" office:value="25650" calcext:value-type="float">
            <text:p>256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5/04/2020</text:p>
          </table:table-cell>
          <table:table-cell office:value-type="float" office:value="25500" calcext:value-type="float">
            <text:p>255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6/04/2020</text:p>
          </table:table-cell>
          <table:table-cell office:value-type="float" office:value="25500" calcext:value-type="float">
            <text:p>255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7/04/2020</text:p>
          </table:table-cell>
          <table:table-cell office:value-type="float" office:value="25250" calcext:value-type="float">
            <text:p>252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0/04/2020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1/04/2020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2/04/2020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3/04/2020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4/04/2020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7/04/2020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8/04/202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9/04/202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30/04/202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4/05/2020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5/05/2020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6/05/2020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8/05/2020</text:p>
          </table:table-cell>
          <table:table-cell office:value-type="float" office:value="22250" calcext:value-type="float">
            <text:p>222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1/05/2020</text:p>
          </table:table-cell>
          <table:table-cell office:value-type="float" office:value="21750" calcext:value-type="float">
            <text:p>217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2/05/2020</text:p>
          </table:table-cell>
          <table:table-cell office:value-type="float" office:value="21750" calcext:value-type="float">
            <text:p>217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3/05/2020</text:p>
          </table:table-cell>
          <table:table-cell office:value-type="float" office:value="21750" calcext:value-type="float">
            <text:p>217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4/05/2020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5/05/2020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8/05/2020</text:p>
          </table:table-cell>
          <table:table-cell office:value-type="float" office:value="21750" calcext:value-type="float">
            <text:p>217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9/05/2020</text:p>
          </table:table-cell>
          <table:table-cell office:value-type="float" office:value="21750" calcext:value-type="float">
            <text:p>217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0/05/2020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6/05/2020</text:p>
          </table:table-cell>
          <table:table-cell office:value-type="float" office:value="24250" calcext:value-type="float">
            <text:p>2425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7/05/202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8/05/202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9/05/2020</text:p>
          </table:table-cell>
          <table:table-cell office:value-type="float" office:value="23750" calcext:value-type="float">
            <text:p>237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2/01/2020</text:p>
          </table:table-cell>
          <table:table-cell office:value-type="float" office:value="25650" calcext:value-type="float">
            <text:p>256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3/01/2020</text:p>
          </table:table-cell>
          <table:table-cell office:value-type="float" office:value="25400" calcext:value-type="float">
            <text:p>254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6/01/2020</text:p>
          </table:table-cell>
          <table:table-cell office:value-type="float" office:value="24500" calcext:value-type="float">
            <text:p>245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7/01/2020</text:p>
          </table:table-cell>
          <table:table-cell office:value-type="float" office:value="24250" calcext:value-type="float">
            <text:p>242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8/01/2020</text:p>
          </table:table-cell>
          <table:table-cell office:value-type="float" office:value="24250" calcext:value-type="float">
            <text:p>242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9/01/2020</text:p>
          </table:table-cell>
          <table:table-cell office:value-type="float" office:value="24250" calcext:value-type="float">
            <text:p>242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0/01/2020</text:p>
          </table:table-cell>
          <table:table-cell office:value-type="float" office:value="24250" calcext:value-type="float">
            <text:p>242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3/01/2020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4/01/2020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5/01/2020</text:p>
          </table:table-cell>
          <table:table-cell office:value-type="float" office:value="24500" calcext:value-type="float">
            <text:p>245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6/01/2020</text:p>
          </table:table-cell>
          <table:table-cell office:value-type="float" office:value="24250" calcext:value-type="float">
            <text:p>242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7/01/2020</text:p>
          </table:table-cell>
          <table:table-cell office:value-type="float" office:value="24250" calcext:value-type="float">
            <text:p>242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0/01/2020</text:p>
          </table:table-cell>
          <table:table-cell office:value-type="float" office:value="24150" calcext:value-type="float">
            <text:p>241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1/01/2020</text:p>
          </table:table-cell>
          <table:table-cell office:value-type="float" office:value="23900" calcext:value-type="float">
            <text:p>239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2/01/2020</text:p>
          </table:table-cell>
          <table:table-cell office:value-type="float" office:value="23900" calcext:value-type="float">
            <text:p>239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3/01/2020</text:p>
          </table:table-cell>
          <table:table-cell office:value-type="float" office:value="23900" calcext:value-type="float">
            <text:p>239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4/01/2020</text:p>
          </table:table-cell>
          <table:table-cell office:value-type="float" office:value="23900" calcext:value-type="float">
            <text:p>239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7/01/2020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8/01/2020</text:p>
          </table:table-cell>
          <table:table-cell office:value-type="float" office:value="22750" calcext:value-type="float">
            <text:p>227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9/01/2020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30/01/2020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31/01/2020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3/02/2020</text:p>
          </table:table-cell>
          <table:table-cell office:value-type="float" office:value="22750" calcext:value-type="float">
            <text:p>227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4/02/2020</text:p>
          </table:table-cell>
          <table:table-cell office:value-type="float" office:value="22750" calcext:value-type="float">
            <text:p>227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5/02/2020</text:p>
          </table:table-cell>
          <table:table-cell office:value-type="float" office:value="23250" calcext:value-type="float">
            <text:p>232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6/02/202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7/02/202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0/02/2020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1/02/2020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2/02/2020</text:p>
          </table:table-cell>
          <table:table-cell office:value-type="float" office:value="25750" calcext:value-type="float">
            <text:p>257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3/02/2020</text:p>
          </table:table-cell>
          <table:table-cell office:value-type="float" office:value="26650" calcext:value-type="float">
            <text:p>266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4/02/2020</text:p>
          </table:table-cell>
          <table:table-cell office:value-type="float" office:value="26650" calcext:value-type="float">
            <text:p>266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7/02/2020</text:p>
          </table:table-cell>
          <table:table-cell office:value-type="float" office:value="26900" calcext:value-type="float">
            <text:p>269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8/02/2020</text:p>
          </table:table-cell>
          <table:table-cell office:value-type="float" office:value="26900" calcext:value-type="float">
            <text:p>269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9/02/2020</text:p>
          </table:table-cell>
          <table:table-cell office:value-type="float" office:value="26650" calcext:value-type="float">
            <text:p>266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0/02/2020</text:p>
          </table:table-cell>
          <table:table-cell office:value-type="float" office:value="26650" calcext:value-type="float">
            <text:p>266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1/02/2020</text:p>
          </table:table-cell>
          <table:table-cell office:value-type="float" office:value="26650" calcext:value-type="float">
            <text:p>266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4/02/2020</text:p>
          </table:table-cell>
          <table:table-cell office:value-type="float" office:value="26900" calcext:value-type="float">
            <text:p>269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5/02/2020</text:p>
          </table:table-cell>
          <table:table-cell office:value-type="float" office:value="26900" calcext:value-type="float">
            <text:p>269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6/02/2020</text:p>
          </table:table-cell>
          <table:table-cell office:value-type="float" office:value="26750" calcext:value-type="float">
            <text:p>267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7/02/2020</text:p>
          </table:table-cell>
          <table:table-cell office:value-type="float" office:value="26750" calcext:value-type="float">
            <text:p>267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8/02/2020</text:p>
          </table:table-cell>
          <table:table-cell office:value-type="float" office:value="26900" calcext:value-type="float">
            <text:p>269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2/03/2020</text:p>
          </table:table-cell>
          <table:table-cell office:value-type="float" office:value="26150" calcext:value-type="float">
            <text:p>261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3/03/2020</text:p>
          </table:table-cell>
          <table:table-cell office:value-type="float" office:value="26150" calcext:value-type="float">
            <text:p>261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4/03/2020</text:p>
          </table:table-cell>
          <table:table-cell office:value-type="float" office:value="26150" calcext:value-type="float">
            <text:p>261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5/03/2020</text:p>
          </table:table-cell>
          <table:table-cell office:value-type="float" office:value="26500" calcext:value-type="float">
            <text:p>265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6/03/2020</text:p>
          </table:table-cell>
          <table:table-cell office:value-type="float" office:value="26500" calcext:value-type="float">
            <text:p>265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9/03/2020</text:p>
          </table:table-cell>
          <table:table-cell office:value-type="float" office:value="26650" calcext:value-type="float">
            <text:p>266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0/03/2020</text:p>
          </table:table-cell>
          <table:table-cell office:value-type="float" office:value="26500" calcext:value-type="float">
            <text:p>265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1/03/2020</text:p>
          </table:table-cell>
          <table:table-cell office:value-type="float" office:value="26650" calcext:value-type="float">
            <text:p>266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2/03/2020</text:p>
          </table:table-cell>
          <table:table-cell office:value-type="float" office:value="26650" calcext:value-type="float">
            <text:p>266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3/03/2020</text:p>
          </table:table-cell>
          <table:table-cell office:value-type="float" office:value="26650" calcext:value-type="float">
            <text:p>266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6/03/2020</text:p>
          </table:table-cell>
          <table:table-cell office:value-type="float" office:value="26400" calcext:value-type="float">
            <text:p>264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7/03/2020</text:p>
          </table:table-cell>
          <table:table-cell office:value-type="float" office:value="26750" calcext:value-type="float">
            <text:p>267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8/03/2020</text:p>
          </table:table-cell>
          <table:table-cell office:value-type="float" office:value="26750" calcext:value-type="float">
            <text:p>267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9/03/2020</text:p>
          </table:table-cell>
          <table:table-cell office:value-type="float" office:value="26750" calcext:value-type="float">
            <text:p>267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0/03/2020</text:p>
          </table:table-cell>
          <table:table-cell office:value-type="float" office:value="26750" calcext:value-type="float">
            <text:p>267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3/03/2020</text:p>
          </table:table-cell>
          <table:table-cell office:value-type="float" office:value="26250" calcext:value-type="float">
            <text:p>262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4/03/2020</text:p>
          </table:table-cell>
          <table:table-cell office:value-type="float" office:value="26250" calcext:value-type="float">
            <text:p>262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6/03/2020</text:p>
          </table:table-cell>
          <table:table-cell office:value-type="float" office:value="26250" calcext:value-type="float">
            <text:p>262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7/03/2020</text:p>
          </table:table-cell>
          <table:table-cell office:value-type="float" office:value="26250" calcext:value-type="float">
            <text:p>262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30/03/2020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31/03/2020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1/04/2020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2/04/2020</text:p>
          </table:table-cell>
          <table:table-cell office:value-type="float" office:value="25250" calcext:value-type="float">
            <text:p>252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3/04/2020</text:p>
          </table:table-cell>
          <table:table-cell office:value-type="float" office:value="25250" calcext:value-type="float">
            <text:p>252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6/04/2020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7/04/2020</text:p>
          </table:table-cell>
          <table:table-cell office:value-type="float" office:value="26150" calcext:value-type="float">
            <text:p>261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8/04/2020</text:p>
          </table:table-cell>
          <table:table-cell office:value-type="float" office:value="26150" calcext:value-type="float">
            <text:p>261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9/04/2020</text:p>
          </table:table-cell>
          <table:table-cell office:value-type="float" office:value="26150" calcext:value-type="float">
            <text:p>261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3/04/2020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4/04/2020</text:p>
          </table:table-cell>
          <table:table-cell office:value-type="float" office:value="25650" calcext:value-type="float">
            <text:p>256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5/04/2020</text:p>
          </table:table-cell>
          <table:table-cell office:value-type="float" office:value="25500" calcext:value-type="float">
            <text:p>255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6/04/2020</text:p>
          </table:table-cell>
          <table:table-cell office:value-type="float" office:value="25500" calcext:value-type="float">
            <text:p>255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7/04/2020</text:p>
          </table:table-cell>
          <table:table-cell office:value-type="float" office:value="25250" calcext:value-type="float">
            <text:p>252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0/04/2020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1/04/2020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2/04/2020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3/04/2020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4/04/2020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7/04/2020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8/04/202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9/04/202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30/04/202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4/05/2020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5/05/2020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6/05/2020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8/05/2020</text:p>
          </table:table-cell>
          <table:table-cell office:value-type="float" office:value="22250" calcext:value-type="float">
            <text:p>222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1/05/2020</text:p>
          </table:table-cell>
          <table:table-cell office:value-type="float" office:value="21750" calcext:value-type="float">
            <text:p>217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2/05/2020</text:p>
          </table:table-cell>
          <table:table-cell office:value-type="float" office:value="21750" calcext:value-type="float">
            <text:p>217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3/05/2020</text:p>
          </table:table-cell>
          <table:table-cell office:value-type="float" office:value="21750" calcext:value-type="float">
            <text:p>217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4/05/2020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5/05/2020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8/05/2020</text:p>
          </table:table-cell>
          <table:table-cell office:value-type="float" office:value="21750" calcext:value-type="float">
            <text:p>217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9/05/2020</text:p>
          </table:table-cell>
          <table:table-cell office:value-type="float" office:value="21750" calcext:value-type="float">
            <text:p>217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0/05/2020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6/05/2020</text:p>
          </table:table-cell>
          <table:table-cell office:value-type="float" office:value="24250" calcext:value-type="float">
            <text:p>2425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7/05/202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8/05/202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9/05/2020</text:p>
          </table:table-cell>
          <table:table-cell office:value-type="float" office:value="23750" calcext:value-type="float">
            <text:p>23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2/01/2020</text:p>
          </table:table-cell>
          <table:table-cell office:value-type="float" office:value="43250" calcext:value-type="float">
            <text:p>432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3/01/2020</text:p>
          </table:table-cell>
          <table:table-cell office:value-type="float" office:value="43250" calcext:value-type="float">
            <text:p>432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6/01/2020</text:p>
          </table:table-cell>
          <table:table-cell office:value-type="float" office:value="41250" calcext:value-type="float">
            <text:p>412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7/01/2020</text:p>
          </table:table-cell>
          <table:table-cell office:value-type="float" office:value="41250" calcext:value-type="float">
            <text:p>412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8/01/2020</text:p>
          </table:table-cell>
          <table:table-cell office:value-type="float" office:value="40750" calcext:value-type="float">
            <text:p>40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9/01/2020</text:p>
          </table:table-cell>
          <table:table-cell office:value-type="float" office:value="40750" calcext:value-type="float">
            <text:p>40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0/01/2020</text:p>
          </table:table-cell>
          <table:table-cell office:value-type="float" office:value="40750" calcext:value-type="float">
            <text:p>40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3/01/2020</text:p>
          </table:table-cell>
          <table:table-cell office:value-type="float" office:value="40750" calcext:value-type="float">
            <text:p>40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4/01/2020</text:p>
          </table:table-cell>
          <table:table-cell office:value-type="float" office:value="39500" calcext:value-type="float">
            <text:p>395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5/01/2020</text:p>
          </table:table-cell>
          <table:table-cell office:value-type="float" office:value="39500" calcext:value-type="float">
            <text:p>395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6/01/2020</text:p>
          </table:table-cell>
          <table:table-cell office:value-type="float" office:value="39500" calcext:value-type="float">
            <text:p>395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7/01/2020</text:p>
          </table:table-cell>
          <table:table-cell office:value-type="float" office:value="39500" calcext:value-type="float">
            <text:p>395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0/01/202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1/01/202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2/01/202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3/01/202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4/01/202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7/01/202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8/01/202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9/01/202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30/01/202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31/01/202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3/02/202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4/02/2020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5/02/2020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6/02/2020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7/02/2020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0/02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1/02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2/02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3/02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4/02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7/02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8/02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9/02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0/02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1/02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4/02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5/02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6/02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7/02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8/02/2020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2/03/2020</text:p>
          </table:table-cell>
          <table:table-cell office:value-type="float" office:value="31750" calcext:value-type="float">
            <text:p>31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3/03/2020</text:p>
          </table:table-cell>
          <table:table-cell office:value-type="float" office:value="31750" calcext:value-type="float">
            <text:p>31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4/03/2020</text:p>
          </table:table-cell>
          <table:table-cell office:value-type="float" office:value="31750" calcext:value-type="float">
            <text:p>31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5/03/2020</text:p>
          </table:table-cell>
          <table:table-cell office:value-type="float" office:value="31750" calcext:value-type="float">
            <text:p>31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6/03/2020</text:p>
          </table:table-cell>
          <table:table-cell office:value-type="float" office:value="31750" calcext:value-type="float">
            <text:p>31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9/03/2020</text:p>
          </table:table-cell>
          <table:table-cell office:value-type="float" office:value="31750" calcext:value-type="float">
            <text:p>31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0/03/2020</text:p>
          </table:table-cell>
          <table:table-cell office:value-type="float" office:value="31750" calcext:value-type="float">
            <text:p>31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1/03/2020</text:p>
          </table:table-cell>
          <table:table-cell office:value-type="float" office:value="31750" calcext:value-type="float">
            <text:p>31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2/03/2020</text:p>
          </table:table-cell>
          <table:table-cell office:value-type="float" office:value="31750" calcext:value-type="float">
            <text:p>31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3/03/2020</text:p>
          </table:table-cell>
          <table:table-cell office:value-type="float" office:value="32250" calcext:value-type="float">
            <text:p>322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6/03/2020</text:p>
          </table:table-cell>
          <table:table-cell office:value-type="float" office:value="33500" calcext:value-type="float">
            <text:p>335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7/03/2020</text:p>
          </table:table-cell>
          <table:table-cell office:value-type="float" office:value="33500" calcext:value-type="float">
            <text:p>335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8/03/2020</text:p>
          </table:table-cell>
          <table:table-cell office:value-type="float" office:value="33500" calcext:value-type="float">
            <text:p>335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9/03/202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0/03/2020</text:p>
          </table:table-cell>
          <table:table-cell office:value-type="float" office:value="35250" calcext:value-type="float">
            <text:p>352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3/03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4/03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6/03/2020</text:p>
          </table:table-cell>
          <table:table-cell office:value-type="float" office:value="42000" calcext:value-type="float">
            <text:p>420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7/03/2020</text:p>
          </table:table-cell>
          <table:table-cell office:value-type="float" office:value="40750" calcext:value-type="float">
            <text:p>40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30/03/2020</text:p>
          </table:table-cell>
          <table:table-cell office:value-type="float" office:value="45750" calcext:value-type="float">
            <text:p>45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31/03/2020</text:p>
          </table:table-cell>
          <table:table-cell office:value-type="float" office:value="45750" calcext:value-type="float">
            <text:p>45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1/04/2020</text:p>
          </table:table-cell>
          <table:table-cell office:value-type="float" office:value="45750" calcext:value-type="float">
            <text:p>45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2/04/2020</text:p>
          </table:table-cell>
          <table:table-cell office:value-type="float" office:value="45750" calcext:value-type="float">
            <text:p>45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3/04/2020</text:p>
          </table:table-cell>
          <table:table-cell office:value-type="float" office:value="45750" calcext:value-type="float">
            <text:p>45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6/04/2020</text:p>
          </table:table-cell>
          <table:table-cell office:value-type="float" office:value="46250" calcext:value-type="float">
            <text:p>462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7/04/2020</text:p>
          </table:table-cell>
          <table:table-cell office:value-type="float" office:value="46250" calcext:value-type="float">
            <text:p>462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8/04/2020</text:p>
          </table:table-cell>
          <table:table-cell office:value-type="float" office:value="56250" calcext:value-type="float">
            <text:p>562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9/04/2020</text:p>
          </table:table-cell>
          <table:table-cell office:value-type="float" office:value="56250" calcext:value-type="float">
            <text:p>562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3/04/2020</text:p>
          </table:table-cell>
          <table:table-cell office:value-type="float" office:value="56250" calcext:value-type="float">
            <text:p>562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4/04/2020</text:p>
          </table:table-cell>
          <table:table-cell office:value-type="float" office:value="56250" calcext:value-type="float">
            <text:p>562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5/04/2020</text:p>
          </table:table-cell>
          <table:table-cell office:value-type="float" office:value="56250" calcext:value-type="float">
            <text:p>562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6/04/2020</text:p>
          </table:table-cell>
          <table:table-cell office:value-type="float" office:value="56250" calcext:value-type="float">
            <text:p>562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7/04/2020</text:p>
          </table:table-cell>
          <table:table-cell office:value-type="float" office:value="55500" calcext:value-type="float">
            <text:p>555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0/04/2020</text:p>
          </table:table-cell>
          <table:table-cell office:value-type="float" office:value="55500" calcext:value-type="float">
            <text:p>555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1/04/2020</text:p>
          </table:table-cell>
          <table:table-cell office:value-type="float" office:value="56250" calcext:value-type="float">
            <text:p>562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2/04/2020</text:p>
          </table:table-cell>
          <table:table-cell office:value-type="float" office:value="56750" calcext:value-type="float">
            <text:p>56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3/04/2020</text:p>
          </table:table-cell>
          <table:table-cell office:value-type="float" office:value="56750" calcext:value-type="float">
            <text:p>56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4/04/2020</text:p>
          </table:table-cell>
          <table:table-cell office:value-type="float" office:value="56750" calcext:value-type="float">
            <text:p>56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7/04/2020</text:p>
          </table:table-cell>
          <table:table-cell office:value-type="float" office:value="55500" calcext:value-type="float">
            <text:p>555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8/04/2020</text:p>
          </table:table-cell>
          <table:table-cell office:value-type="float" office:value="55500" calcext:value-type="float">
            <text:p>555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9/04/2020</text:p>
          </table:table-cell>
          <table:table-cell office:value-type="float" office:value="55500" calcext:value-type="float">
            <text:p>555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30/04/2020</text:p>
          </table:table-cell>
          <table:table-cell office:value-type="float" office:value="55500" calcext:value-type="float">
            <text:p>555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4/05/2020</text:p>
          </table:table-cell>
          <table:table-cell office:value-type="float" office:value="56750" calcext:value-type="float">
            <text:p>56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5/05/202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6/05/202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8/05/202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1/05/2020</text:p>
          </table:table-cell>
          <table:table-cell office:value-type="float" office:value="57750" calcext:value-type="float">
            <text:p>57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2/05/2020</text:p>
          </table:table-cell>
          <table:table-cell office:value-type="float" office:value="57750" calcext:value-type="float">
            <text:p>57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3/05/2020</text:p>
          </table:table-cell>
          <table:table-cell office:value-type="float" office:value="57750" calcext:value-type="float">
            <text:p>57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4/05/2020</text:p>
          </table:table-cell>
          <table:table-cell office:value-type="float" office:value="57750" calcext:value-type="float">
            <text:p>57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5/05/2020</text:p>
          </table:table-cell>
          <table:table-cell office:value-type="float" office:value="57750" calcext:value-type="float">
            <text:p>57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8/05/2020</text:p>
          </table:table-cell>
          <table:table-cell office:value-type="float" office:value="57750" calcext:value-type="float">
            <text:p>57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9/05/2020</text:p>
          </table:table-cell>
          <table:table-cell office:value-type="float" office:value="57750" calcext:value-type="float">
            <text:p>577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0/05/2020</text:p>
          </table:table-cell>
          <table:table-cell office:value-type="float" office:value="59250" calcext:value-type="float">
            <text:p>5925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6/05/202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7/05/202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8/05/202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9/05/202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2/01/2020</text:p>
          </table:table-cell>
          <table:table-cell office:value-type="float" office:value="43250" calcext:value-type="float">
            <text:p>432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3/01/2020</text:p>
          </table:table-cell>
          <table:table-cell office:value-type="float" office:value="43250" calcext:value-type="float">
            <text:p>432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6/01/2020</text:p>
          </table:table-cell>
          <table:table-cell office:value-type="float" office:value="41250" calcext:value-type="float">
            <text:p>412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7/01/2020</text:p>
          </table:table-cell>
          <table:table-cell office:value-type="float" office:value="41250" calcext:value-type="float">
            <text:p>412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8/01/2020</text:p>
          </table:table-cell>
          <table:table-cell office:value-type="float" office:value="40750" calcext:value-type="float">
            <text:p>40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9/01/2020</text:p>
          </table:table-cell>
          <table:table-cell office:value-type="float" office:value="40750" calcext:value-type="float">
            <text:p>40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0/01/2020</text:p>
          </table:table-cell>
          <table:table-cell office:value-type="float" office:value="40750" calcext:value-type="float">
            <text:p>40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3/01/2020</text:p>
          </table:table-cell>
          <table:table-cell office:value-type="float" office:value="40750" calcext:value-type="float">
            <text:p>40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4/01/2020</text:p>
          </table:table-cell>
          <table:table-cell office:value-type="float" office:value="39500" calcext:value-type="float">
            <text:p>39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5/01/2020</text:p>
          </table:table-cell>
          <table:table-cell office:value-type="float" office:value="39500" calcext:value-type="float">
            <text:p>39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6/01/2020</text:p>
          </table:table-cell>
          <table:table-cell office:value-type="float" office:value="39500" calcext:value-type="float">
            <text:p>39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7/01/2020</text:p>
          </table:table-cell>
          <table:table-cell office:value-type="float" office:value="39500" calcext:value-type="float">
            <text:p>39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0/01/202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1/01/202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2/01/202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3/01/202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4/01/202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7/01/202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8/01/202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9/01/202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30/01/202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31/01/202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3/02/202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4/02/2020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5/02/2020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6/02/2020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7/02/2020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0/02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1/02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2/02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3/02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4/02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7/02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8/02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9/02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0/02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1/02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4/02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5/02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6/02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7/02/2020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8/02/2020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2/03/2020</text:p>
          </table:table-cell>
          <table:table-cell office:value-type="float" office:value="31750" calcext:value-type="float">
            <text:p>31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3/03/2020</text:p>
          </table:table-cell>
          <table:table-cell office:value-type="float" office:value="31750" calcext:value-type="float">
            <text:p>31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4/03/2020</text:p>
          </table:table-cell>
          <table:table-cell office:value-type="float" office:value="31750" calcext:value-type="float">
            <text:p>31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5/03/2020</text:p>
          </table:table-cell>
          <table:table-cell office:value-type="float" office:value="31750" calcext:value-type="float">
            <text:p>31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6/03/2020</text:p>
          </table:table-cell>
          <table:table-cell office:value-type="float" office:value="31750" calcext:value-type="float">
            <text:p>31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9/03/2020</text:p>
          </table:table-cell>
          <table:table-cell office:value-type="float" office:value="31750" calcext:value-type="float">
            <text:p>31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0/03/2020</text:p>
          </table:table-cell>
          <table:table-cell office:value-type="float" office:value="31750" calcext:value-type="float">
            <text:p>31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1/03/2020</text:p>
          </table:table-cell>
          <table:table-cell office:value-type="float" office:value="31750" calcext:value-type="float">
            <text:p>31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2/03/2020</text:p>
          </table:table-cell>
          <table:table-cell office:value-type="float" office:value="31750" calcext:value-type="float">
            <text:p>31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3/03/2020</text:p>
          </table:table-cell>
          <table:table-cell office:value-type="float" office:value="32250" calcext:value-type="float">
            <text:p>322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6/03/2020</text:p>
          </table:table-cell>
          <table:table-cell office:value-type="float" office:value="33500" calcext:value-type="float">
            <text:p>33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7/03/2020</text:p>
          </table:table-cell>
          <table:table-cell office:value-type="float" office:value="33500" calcext:value-type="float">
            <text:p>33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8/03/2020</text:p>
          </table:table-cell>
          <table:table-cell office:value-type="float" office:value="33500" calcext:value-type="float">
            <text:p>33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9/03/202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0/03/2020</text:p>
          </table:table-cell>
          <table:table-cell office:value-type="float" office:value="35250" calcext:value-type="float">
            <text:p>352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3/03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4/03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6/03/2020</text:p>
          </table:table-cell>
          <table:table-cell office:value-type="float" office:value="42000" calcext:value-type="float">
            <text:p>420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7/03/2020</text:p>
          </table:table-cell>
          <table:table-cell office:value-type="float" office:value="40750" calcext:value-type="float">
            <text:p>40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30/03/2020</text:p>
          </table:table-cell>
          <table:table-cell office:value-type="float" office:value="45750" calcext:value-type="float">
            <text:p>45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31/03/2020</text:p>
          </table:table-cell>
          <table:table-cell office:value-type="float" office:value="45750" calcext:value-type="float">
            <text:p>45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1/04/2020</text:p>
          </table:table-cell>
          <table:table-cell office:value-type="float" office:value="45750" calcext:value-type="float">
            <text:p>45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2/04/2020</text:p>
          </table:table-cell>
          <table:table-cell office:value-type="float" office:value="45750" calcext:value-type="float">
            <text:p>45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3/04/2020</text:p>
          </table:table-cell>
          <table:table-cell office:value-type="float" office:value="45750" calcext:value-type="float">
            <text:p>45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6/04/2020</text:p>
          </table:table-cell>
          <table:table-cell office:value-type="float" office:value="46250" calcext:value-type="float">
            <text:p>462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7/04/2020</text:p>
          </table:table-cell>
          <table:table-cell office:value-type="float" office:value="46250" calcext:value-type="float">
            <text:p>462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8/04/2020</text:p>
          </table:table-cell>
          <table:table-cell office:value-type="float" office:value="56250" calcext:value-type="float">
            <text:p>562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9/04/2020</text:p>
          </table:table-cell>
          <table:table-cell office:value-type="float" office:value="56250" calcext:value-type="float">
            <text:p>562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3/04/2020</text:p>
          </table:table-cell>
          <table:table-cell office:value-type="float" office:value="56250" calcext:value-type="float">
            <text:p>562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4/04/2020</text:p>
          </table:table-cell>
          <table:table-cell office:value-type="float" office:value="56250" calcext:value-type="float">
            <text:p>562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5/04/2020</text:p>
          </table:table-cell>
          <table:table-cell office:value-type="float" office:value="56250" calcext:value-type="float">
            <text:p>562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6/04/2020</text:p>
          </table:table-cell>
          <table:table-cell office:value-type="float" office:value="56250" calcext:value-type="float">
            <text:p>562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7/04/2020</text:p>
          </table:table-cell>
          <table:table-cell office:value-type="float" office:value="55500" calcext:value-type="float">
            <text:p>55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0/04/2020</text:p>
          </table:table-cell>
          <table:table-cell office:value-type="float" office:value="55500" calcext:value-type="float">
            <text:p>55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1/04/2020</text:p>
          </table:table-cell>
          <table:table-cell office:value-type="float" office:value="56250" calcext:value-type="float">
            <text:p>562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2/04/2020</text:p>
          </table:table-cell>
          <table:table-cell office:value-type="float" office:value="56750" calcext:value-type="float">
            <text:p>56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3/04/2020</text:p>
          </table:table-cell>
          <table:table-cell office:value-type="float" office:value="56750" calcext:value-type="float">
            <text:p>56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4/04/2020</text:p>
          </table:table-cell>
          <table:table-cell office:value-type="float" office:value="56750" calcext:value-type="float">
            <text:p>56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7/04/2020</text:p>
          </table:table-cell>
          <table:table-cell office:value-type="float" office:value="55500" calcext:value-type="float">
            <text:p>55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8/04/2020</text:p>
          </table:table-cell>
          <table:table-cell office:value-type="float" office:value="55500" calcext:value-type="float">
            <text:p>55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9/04/2020</text:p>
          </table:table-cell>
          <table:table-cell office:value-type="float" office:value="55500" calcext:value-type="float">
            <text:p>55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30/04/2020</text:p>
          </table:table-cell>
          <table:table-cell office:value-type="float" office:value="55500" calcext:value-type="float">
            <text:p>55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4/05/2020</text:p>
          </table:table-cell>
          <table:table-cell office:value-type="float" office:value="56750" calcext:value-type="float">
            <text:p>56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5/05/202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6/05/202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8/05/202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1/05/2020</text:p>
          </table:table-cell>
          <table:table-cell office:value-type="float" office:value="57750" calcext:value-type="float">
            <text:p>57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2/05/2020</text:p>
          </table:table-cell>
          <table:table-cell office:value-type="float" office:value="57750" calcext:value-type="float">
            <text:p>57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3/05/2020</text:p>
          </table:table-cell>
          <table:table-cell office:value-type="float" office:value="57750" calcext:value-type="float">
            <text:p>57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4/05/2020</text:p>
          </table:table-cell>
          <table:table-cell office:value-type="float" office:value="57750" calcext:value-type="float">
            <text:p>57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5/05/2020</text:p>
          </table:table-cell>
          <table:table-cell office:value-type="float" office:value="57750" calcext:value-type="float">
            <text:p>57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8/05/2020</text:p>
          </table:table-cell>
          <table:table-cell office:value-type="float" office:value="57750" calcext:value-type="float">
            <text:p>57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9/05/2020</text:p>
          </table:table-cell>
          <table:table-cell office:value-type="float" office:value="57750" calcext:value-type="float">
            <text:p>577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0/05/2020</text:p>
          </table:table-cell>
          <table:table-cell office:value-type="float" office:value="59250" calcext:value-type="float">
            <text:p>5925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6/05/202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7/05/202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8/05/202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9/05/202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2/01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3/01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6/01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7/01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8/01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9/01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0/01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3/01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4/01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5/01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6/01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7/01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0/01/2020</text:p>
          </table:table-cell>
          <table:table-cell office:value-type="float" office:value="37250" calcext:value-type="float">
            <text:p>37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1/01/2020</text:p>
          </table:table-cell>
          <table:table-cell office:value-type="float" office:value="37250" calcext:value-type="float">
            <text:p>37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2/01/2020</text:p>
          </table:table-cell>
          <table:table-cell office:value-type="float" office:value="37250" calcext:value-type="float">
            <text:p>37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3/01/2020</text:p>
          </table:table-cell>
          <table:table-cell office:value-type="float" office:value="37250" calcext:value-type="float">
            <text:p>37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4/01/2020</text:p>
          </table:table-cell>
          <table:table-cell office:value-type="float" office:value="37250" calcext:value-type="float">
            <text:p>37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7/01/2020</text:p>
          </table:table-cell>
          <table:table-cell office:value-type="float" office:value="37250" calcext:value-type="float">
            <text:p>37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8/01/2020</text:p>
          </table:table-cell>
          <table:table-cell office:value-type="float" office:value="37250" calcext:value-type="float">
            <text:p>37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9/01/2020</text:p>
          </table:table-cell>
          <table:table-cell office:value-type="float" office:value="39750" calcext:value-type="float">
            <text:p>39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30/01/2020</text:p>
          </table:table-cell>
          <table:table-cell office:value-type="float" office:value="39750" calcext:value-type="float">
            <text:p>39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31/01/2020</text:p>
          </table:table-cell>
          <table:table-cell office:value-type="float" office:value="39750" calcext:value-type="float">
            <text:p>39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3/02/2020</text:p>
          </table:table-cell>
          <table:table-cell office:value-type="float" office:value="45750" calcext:value-type="float">
            <text:p>45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4/02/2020</text:p>
          </table:table-cell>
          <table:table-cell office:value-type="float" office:value="56750" calcext:value-type="float">
            <text:p>56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5/02/2020</text:p>
          </table:table-cell>
          <table:table-cell office:value-type="float" office:value="58750" calcext:value-type="float">
            <text:p>58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6/02/2020</text:p>
          </table:table-cell>
          <table:table-cell office:value-type="float" office:value="58750" calcext:value-type="float">
            <text:p>58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7/02/2020</text:p>
          </table:table-cell>
          <table:table-cell office:value-type="float" office:value="58750" calcext:value-type="float">
            <text:p>58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0/02/202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1/02/202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2/02/202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3/02/202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4/02/202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7/02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8/02/202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9/02/2020</text:p>
          </table:table-cell>
          <table:table-cell office:value-type="float" office:value="46250" calcext:value-type="float">
            <text:p>46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0/02/2020</text:p>
          </table:table-cell>
          <table:table-cell office:value-type="float" office:value="46250" calcext:value-type="float">
            <text:p>46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1/02/2020</text:p>
          </table:table-cell>
          <table:table-cell office:value-type="float" office:value="46250" calcext:value-type="float">
            <text:p>46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4/02/2020</text:p>
          </table:table-cell>
          <table:table-cell office:value-type="float" office:value="46250" calcext:value-type="float">
            <text:p>46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5/02/2020</text:p>
          </table:table-cell>
          <table:table-cell office:value-type="float" office:value="46250" calcext:value-type="float">
            <text:p>46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6/02/2020</text:p>
          </table:table-cell>
          <table:table-cell office:value-type="float" office:value="46250" calcext:value-type="float">
            <text:p>46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7/02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8/02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2/03/202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3/03/202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4/03/202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5/03/202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6/03/202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9/03/2020</text:p>
          </table:table-cell>
          <table:table-cell office:value-type="float" office:value="45500" calcext:value-type="float">
            <text:p>455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0/03/2020</text:p>
          </table:table-cell>
          <table:table-cell office:value-type="float" office:value="45500" calcext:value-type="float">
            <text:p>455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1/03/202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2/03/202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3/03/2020</text:p>
          </table:table-cell>
          <table:table-cell office:value-type="float" office:value="45500" calcext:value-type="float">
            <text:p>455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6/03/2020</text:p>
          </table:table-cell>
          <table:table-cell office:value-type="float" office:value="46750" calcext:value-type="float">
            <text:p>46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7/03/2020</text:p>
          </table:table-cell>
          <table:table-cell office:value-type="float" office:value="47250" calcext:value-type="float">
            <text:p>47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8/03/2020</text:p>
          </table:table-cell>
          <table:table-cell office:value-type="float" office:value="47250" calcext:value-type="float">
            <text:p>47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9/03/2020</text:p>
          </table:table-cell>
          <table:table-cell office:value-type="float" office:value="47250" calcext:value-type="float">
            <text:p>47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0/03/2020</text:p>
          </table:table-cell>
          <table:table-cell office:value-type="float" office:value="47250" calcext:value-type="float">
            <text:p>47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3/03/2020</text:p>
          </table:table-cell>
          <table:table-cell office:value-type="float" office:value="47250" calcext:value-type="float">
            <text:p>47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4/03/2020</text:p>
          </table:table-cell>
          <table:table-cell office:value-type="float" office:value="47250" calcext:value-type="float">
            <text:p>47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6/03/2020</text:p>
          </table:table-cell>
          <table:table-cell office:value-type="float" office:value="47250" calcext:value-type="float">
            <text:p>47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7/03/2020</text:p>
          </table:table-cell>
          <table:table-cell office:value-type="float" office:value="47250" calcext:value-type="float">
            <text:p>47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30/03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31/03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1/04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2/04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3/04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6/04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7/04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8/04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9/04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3/04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4/04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5/04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6/04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7/04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0/04/2020</text:p>
          </table:table-cell>
          <table:table-cell office:value-type="float" office:value="41250" calcext:value-type="float">
            <text:p>41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1/04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2/04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3/04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4/04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7/04/2020</text:p>
          </table:table-cell>
          <table:table-cell office:value-type="float" office:value="41250" calcext:value-type="float">
            <text:p>412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8/04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9/04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30/04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4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5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6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8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1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2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3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4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5/05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8/05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9/05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0/05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6/05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7/05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8/05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9/05/202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2/01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3/01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6/01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7/01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8/01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9/01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0/01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3/01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4/01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5/01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6/01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7/01/2020</text:p>
          </table:table-cell>
          <table:table-cell office:value-type="float" office:value="36750" calcext:value-type="float">
            <text:p>36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0/01/2020</text:p>
          </table:table-cell>
          <table:table-cell office:value-type="float" office:value="37250" calcext:value-type="float">
            <text:p>37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1/01/2020</text:p>
          </table:table-cell>
          <table:table-cell office:value-type="float" office:value="37250" calcext:value-type="float">
            <text:p>37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2/01/2020</text:p>
          </table:table-cell>
          <table:table-cell office:value-type="float" office:value="37250" calcext:value-type="float">
            <text:p>37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3/01/2020</text:p>
          </table:table-cell>
          <table:table-cell office:value-type="float" office:value="37250" calcext:value-type="float">
            <text:p>37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4/01/2020</text:p>
          </table:table-cell>
          <table:table-cell office:value-type="float" office:value="37250" calcext:value-type="float">
            <text:p>37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7/01/2020</text:p>
          </table:table-cell>
          <table:table-cell office:value-type="float" office:value="37250" calcext:value-type="float">
            <text:p>37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8/01/2020</text:p>
          </table:table-cell>
          <table:table-cell office:value-type="float" office:value="37250" calcext:value-type="float">
            <text:p>37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9/01/2020</text:p>
          </table:table-cell>
          <table:table-cell office:value-type="float" office:value="39750" calcext:value-type="float">
            <text:p>39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30/01/2020</text:p>
          </table:table-cell>
          <table:table-cell office:value-type="float" office:value="39750" calcext:value-type="float">
            <text:p>39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31/01/2020</text:p>
          </table:table-cell>
          <table:table-cell office:value-type="float" office:value="39750" calcext:value-type="float">
            <text:p>39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3/02/2020</text:p>
          </table:table-cell>
          <table:table-cell office:value-type="float" office:value="45750" calcext:value-type="float">
            <text:p>45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4/02/2020</text:p>
          </table:table-cell>
          <table:table-cell office:value-type="float" office:value="56750" calcext:value-type="float">
            <text:p>56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5/02/2020</text:p>
          </table:table-cell>
          <table:table-cell office:value-type="float" office:value="58750" calcext:value-type="float">
            <text:p>58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6/02/2020</text:p>
          </table:table-cell>
          <table:table-cell office:value-type="float" office:value="58750" calcext:value-type="float">
            <text:p>58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7/02/2020</text:p>
          </table:table-cell>
          <table:table-cell office:value-type="float" office:value="58750" calcext:value-type="float">
            <text:p>58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0/02/202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1/02/202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2/02/202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3/02/202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4/02/202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7/02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8/02/202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9/02/2020</text:p>
          </table:table-cell>
          <table:table-cell office:value-type="float" office:value="46250" calcext:value-type="float">
            <text:p>46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0/02/2020</text:p>
          </table:table-cell>
          <table:table-cell office:value-type="float" office:value="46250" calcext:value-type="float">
            <text:p>46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1/02/2020</text:p>
          </table:table-cell>
          <table:table-cell office:value-type="float" office:value="46250" calcext:value-type="float">
            <text:p>46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4/02/2020</text:p>
          </table:table-cell>
          <table:table-cell office:value-type="float" office:value="46250" calcext:value-type="float">
            <text:p>46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5/02/2020</text:p>
          </table:table-cell>
          <table:table-cell office:value-type="float" office:value="46250" calcext:value-type="float">
            <text:p>46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6/02/2020</text:p>
          </table:table-cell>
          <table:table-cell office:value-type="float" office:value="46250" calcext:value-type="float">
            <text:p>46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7/02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8/02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2/03/202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3/03/202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4/03/202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5/03/202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6/03/202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9/03/2020</text:p>
          </table:table-cell>
          <table:table-cell office:value-type="float" office:value="45500" calcext:value-type="float">
            <text:p>455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0/03/2020</text:p>
          </table:table-cell>
          <table:table-cell office:value-type="float" office:value="45500" calcext:value-type="float">
            <text:p>455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1/03/202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2/03/202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3/03/2020</text:p>
          </table:table-cell>
          <table:table-cell office:value-type="float" office:value="45500" calcext:value-type="float">
            <text:p>455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6/03/2020</text:p>
          </table:table-cell>
          <table:table-cell office:value-type="float" office:value="46750" calcext:value-type="float">
            <text:p>46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7/03/2020</text:p>
          </table:table-cell>
          <table:table-cell office:value-type="float" office:value="47250" calcext:value-type="float">
            <text:p>47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8/03/2020</text:p>
          </table:table-cell>
          <table:table-cell office:value-type="float" office:value="47250" calcext:value-type="float">
            <text:p>47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9/03/2020</text:p>
          </table:table-cell>
          <table:table-cell office:value-type="float" office:value="47250" calcext:value-type="float">
            <text:p>47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0/03/2020</text:p>
          </table:table-cell>
          <table:table-cell office:value-type="float" office:value="47250" calcext:value-type="float">
            <text:p>47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3/03/2020</text:p>
          </table:table-cell>
          <table:table-cell office:value-type="float" office:value="47250" calcext:value-type="float">
            <text:p>47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4/03/2020</text:p>
          </table:table-cell>
          <table:table-cell office:value-type="float" office:value="47250" calcext:value-type="float">
            <text:p>47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6/03/2020</text:p>
          </table:table-cell>
          <table:table-cell office:value-type="float" office:value="47250" calcext:value-type="float">
            <text:p>47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7/03/2020</text:p>
          </table:table-cell>
          <table:table-cell office:value-type="float" office:value="47250" calcext:value-type="float">
            <text:p>47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30/03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31/03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1/04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2/04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3/04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6/04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7/04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8/04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9/04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3/04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4/04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5/04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6/04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7/04/2020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0/04/2020</text:p>
          </table:table-cell>
          <table:table-cell office:value-type="float" office:value="41250" calcext:value-type="float">
            <text:p>41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1/04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2/04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3/04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4/04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7/04/2020</text:p>
          </table:table-cell>
          <table:table-cell office:value-type="float" office:value="41250" calcext:value-type="float">
            <text:p>412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8/04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9/04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30/04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4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5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6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08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1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2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3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4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5/05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8/05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19/05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0/05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6/05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7/05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8/05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Bawang Putih Ukuran Sedang</text:p>
          </table:table-cell>
          <table:table-cell office:value-type="string" calcext:value-type="string">
            <text:p>29/05/202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2/01/202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3/01/202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6/01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7/01/202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8/01/2020</text:p>
          </table:table-cell>
          <table:table-cell office:value-type="float" office:value="52500" calcext:value-type="float">
            <text:p>525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9/01/2020</text:p>
          </table:table-cell>
          <table:table-cell office:value-type="float" office:value="52500" calcext:value-type="float">
            <text:p>525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0/01/2020</text:p>
          </table:table-cell>
          <table:table-cell office:value-type="float" office:value="52500" calcext:value-type="float">
            <text:p>525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3/01/2020</text:p>
          </table:table-cell>
          <table:table-cell office:value-type="float" office:value="61900" calcext:value-type="float">
            <text:p>619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4/01/2020</text:p>
          </table:table-cell>
          <table:table-cell office:value-type="float" office:value="69400" calcext:value-type="float">
            <text:p>694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5/01/2020</text:p>
          </table:table-cell>
          <table:table-cell office:value-type="float" office:value="69400" calcext:value-type="float">
            <text:p>694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6/01/2020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7/01/2020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0/01/2020</text:p>
          </table:table-cell>
          <table:table-cell office:value-type="float" office:value="71250" calcext:value-type="float">
            <text:p>712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1/01/2020</text:p>
          </table:table-cell>
          <table:table-cell office:value-type="float" office:value="71250" calcext:value-type="float">
            <text:p>712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2/01/2020</text:p>
          </table:table-cell>
          <table:table-cell office:value-type="float" office:value="71250" calcext:value-type="float">
            <text:p>712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3/01/2020</text:p>
          </table:table-cell>
          <table:table-cell office:value-type="float" office:value="71250" calcext:value-type="float">
            <text:p>712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4/01/2020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7/01/2020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8/01/2020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9/01/2020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30/01/2020</text:p>
          </table:table-cell>
          <table:table-cell office:value-type="float" office:value="77500" calcext:value-type="float">
            <text:p>775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31/01/2020</text:p>
          </table:table-cell>
          <table:table-cell office:value-type="float" office:value="77500" calcext:value-type="float">
            <text:p>775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3/02/20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4/02/20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5/02/20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6/02/20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7/02/20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0/02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1/02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2/02/2020</text:p>
          </table:table-cell>
          <table:table-cell office:value-type="float" office:value="73750" calcext:value-type="float">
            <text:p>737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3/02/2020</text:p>
          </table:table-cell>
          <table:table-cell office:value-type="float" office:value="73750" calcext:value-type="float">
            <text:p>737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4/02/2020</text:p>
          </table:table-cell>
          <table:table-cell office:value-type="float" office:value="73150" calcext:value-type="float">
            <text:p>731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7/02/2020</text:p>
          </table:table-cell>
          <table:table-cell office:value-type="float" office:value="71900" calcext:value-type="float">
            <text:p>719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8/02/2020</text:p>
          </table:table-cell>
          <table:table-cell office:value-type="float" office:value="61900" calcext:value-type="float">
            <text:p>619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9/02/2020</text:p>
          </table:table-cell>
          <table:table-cell office:value-type="float" office:value="59400" calcext:value-type="float">
            <text:p>594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0/02/2020</text:p>
          </table:table-cell>
          <table:table-cell office:value-type="float" office:value="59400" calcext:value-type="float">
            <text:p>594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1/02/2020</text:p>
          </table:table-cell>
          <table:table-cell office:value-type="float" office:value="61900" calcext:value-type="float">
            <text:p>619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4/02/2020</text:p>
          </table:table-cell>
          <table:table-cell office:value-type="float" office:value="67500" calcext:value-type="float">
            <text:p>675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5/02/2020</text:p>
          </table:table-cell>
          <table:table-cell office:value-type="float" office:value="68750" calcext:value-type="float">
            <text:p>687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6/02/2020</text:p>
          </table:table-cell>
          <table:table-cell office:value-type="float" office:value="67500" calcext:value-type="float">
            <text:p>675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7/02/2020</text:p>
          </table:table-cell>
          <table:table-cell office:value-type="float" office:value="67500" calcext:value-type="float">
            <text:p>675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8/02/2020</text:p>
          </table:table-cell>
          <table:table-cell office:value-type="float" office:value="64400" calcext:value-type="float">
            <text:p>644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2/03/2020</text:p>
          </table:table-cell>
          <table:table-cell office:value-type="float" office:value="60650" calcext:value-type="float">
            <text:p>606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3/03/2020</text:p>
          </table:table-cell>
          <table:table-cell office:value-type="float" office:value="60650" calcext:value-type="float">
            <text:p>606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4/03/2020</text:p>
          </table:table-cell>
          <table:table-cell office:value-type="float" office:value="61900" calcext:value-type="float">
            <text:p>619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5/03/2020</text:p>
          </table:table-cell>
          <table:table-cell office:value-type="float" office:value="66900" calcext:value-type="float">
            <text:p>669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6/03/2020</text:p>
          </table:table-cell>
          <table:table-cell office:value-type="float" office:value="66900" calcext:value-type="float">
            <text:p>669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9/03/2020</text:p>
          </table:table-cell>
          <table:table-cell office:value-type="float" office:value="67500" calcext:value-type="float">
            <text:p>675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0/03/2020</text:p>
          </table:table-cell>
          <table:table-cell office:value-type="float" office:value="67500" calcext:value-type="float">
            <text:p>675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1/03/2020</text:p>
          </table:table-cell>
          <table:table-cell office:value-type="float" office:value="67500" calcext:value-type="float">
            <text:p>675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2/03/2020</text:p>
          </table:table-cell>
          <table:table-cell office:value-type="float" office:value="67500" calcext:value-type="float">
            <text:p>675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3/03/2020</text:p>
          </table:table-cell>
          <table:table-cell office:value-type="float" office:value="67500" calcext:value-type="float">
            <text:p>675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6/03/2020</text:p>
          </table:table-cell>
          <table:table-cell office:value-type="float" office:value="66900" calcext:value-type="float">
            <text:p>669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7/03/2020</text:p>
          </table:table-cell>
          <table:table-cell office:value-type="float" office:value="64400" calcext:value-type="float">
            <text:p>644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8/03/2020</text:p>
          </table:table-cell>
          <table:table-cell office:value-type="float" office:value="64400" calcext:value-type="float">
            <text:p>644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9/03/2020</text:p>
          </table:table-cell>
          <table:table-cell office:value-type="float" office:value="64400" calcext:value-type="float">
            <text:p>644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0/03/2020</text:p>
          </table:table-cell>
          <table:table-cell office:value-type="float" office:value="64400" calcext:value-type="float">
            <text:p>644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3/03/2020</text:p>
          </table:table-cell>
          <table:table-cell office:value-type="float" office:value="64400" calcext:value-type="float">
            <text:p>644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4/03/2020</text:p>
          </table:table-cell>
          <table:table-cell office:value-type="float" office:value="64400" calcext:value-type="float">
            <text:p>644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6/03/2020</text:p>
          </table:table-cell>
          <table:table-cell office:value-type="float" office:value="64400" calcext:value-type="float">
            <text:p>644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7/03/202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30/03/202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31/03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1/04/2020</text:p>
          </table:table-cell>
          <table:table-cell office:value-type="float" office:value="38150" calcext:value-type="float">
            <text:p>381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2/04/2020</text:p>
          </table:table-cell>
          <table:table-cell office:value-type="float" office:value="35650" calcext:value-type="float">
            <text:p>356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3/04/20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6/04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7/04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8/04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9/04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3/04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4/04/2020</text:p>
          </table:table-cell>
          <table:table-cell office:value-type="float" office:value="33150" calcext:value-type="float">
            <text:p>331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5/04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6/04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7/04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0/04/2020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1/04/2020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2/04/2020</text:p>
          </table:table-cell>
          <table:table-cell office:value-type="float" office:value="35650" calcext:value-type="float">
            <text:p>356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3/04/2020</text:p>
          </table:table-cell>
          <table:table-cell office:value-type="float" office:value="36900" calcext:value-type="float">
            <text:p>369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4/04/2020</text:p>
          </table:table-cell>
          <table:table-cell office:value-type="float" office:value="36900" calcext:value-type="float">
            <text:p>369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7/04/2020</text:p>
          </table:table-cell>
          <table:table-cell office:value-type="float" office:value="38150" calcext:value-type="float">
            <text:p>381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8/04/2020</text:p>
          </table:table-cell>
          <table:table-cell office:value-type="float" office:value="36250" calcext:value-type="float">
            <text:p>362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9/04/2020</text:p>
          </table:table-cell>
          <table:table-cell office:value-type="float" office:value="36250" calcext:value-type="float">
            <text:p>362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30/04/2020</text:p>
          </table:table-cell>
          <table:table-cell office:value-type="float" office:value="36250" calcext:value-type="float">
            <text:p>362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4/05/2020</text:p>
          </table:table-cell>
          <table:table-cell office:value-type="float" office:value="31900" calcext:value-type="float">
            <text:p>319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5/05/2020</text:p>
          </table:table-cell>
          <table:table-cell office:value-type="float" office:value="30650" calcext:value-type="float">
            <text:p>306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6/05/2020</text:p>
          </table:table-cell>
          <table:table-cell office:value-type="float" office:value="30650" calcext:value-type="float">
            <text:p>306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8/05/2020</text:p>
          </table:table-cell>
          <table:table-cell office:value-type="float" office:value="30650" calcext:value-type="float">
            <text:p>306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1/05/2020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2/05/2020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3/05/2020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4/05/2020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5/05/2020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8/05/2020</text:p>
          </table:table-cell>
          <table:table-cell office:value-type="float" office:value="30650" calcext:value-type="float">
            <text:p>306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9/05/2020</text:p>
          </table:table-cell>
          <table:table-cell office:value-type="float" office:value="30650" calcext:value-type="float">
            <text:p>306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0/05/2020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6/05/2020</text:p>
          </table:table-cell>
          <table:table-cell office:value-type="float" office:value="36900" calcext:value-type="float">
            <text:p>369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7/05/2020</text:p>
          </table:table-cell>
          <table:table-cell office:value-type="float" office:value="36900" calcext:value-type="float">
            <text:p>369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8/05/2020</text:p>
          </table:table-cell>
          <table:table-cell office:value-type="float" office:value="36900" calcext:value-type="float">
            <text:p>36900</text:p>
          </table:table-cell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9/05/2020</text:p>
          </table:table-cell>
          <table:table-cell office:value-type="float" office:value="36900" calcext:value-type="float">
            <text:p>369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2/01/2020</text:p>
          </table:table-cell>
          <table:table-cell office:value-type="float" office:value="41250" calcext:value-type="float">
            <text:p>412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3/01/2020</text:p>
          </table:table-cell>
          <table:table-cell office:value-type="float" office:value="41250" calcext:value-type="float">
            <text:p>412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6/01/2020</text:p>
          </table:table-cell>
          <table:table-cell office:value-type="float" office:value="46250" calcext:value-type="float">
            <text:p>462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7/01/202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8/01/2020</text:p>
          </table:table-cell>
          <table:table-cell office:value-type="float" office:value="52500" calcext:value-type="float">
            <text:p>525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9/01/2020</text:p>
          </table:table-cell>
          <table:table-cell office:value-type="float" office:value="52500" calcext:value-type="float">
            <text:p>525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0/01/2020</text:p>
          </table:table-cell>
          <table:table-cell office:value-type="float" office:value="52500" calcext:value-type="float">
            <text:p>525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3/01/2020</text:p>
          </table:table-cell>
          <table:table-cell office:value-type="float" office:value="63750" calcext:value-type="float">
            <text:p>637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4/01/2020</text:p>
          </table:table-cell>
          <table:table-cell office:value-type="float" office:value="73750" calcext:value-type="float">
            <text:p>737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5/01/2020</text:p>
          </table:table-cell>
          <table:table-cell office:value-type="float" office:value="73750" calcext:value-type="float">
            <text:p>737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6/01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7/01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0/01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1/01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2/01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3/01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4/01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7/01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8/01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9/01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30/01/20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31/01/20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3/02/2020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4/02/2020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5/02/2020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6/02/2020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7/02/2020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0/02/2020</text:p>
          </table:table-cell>
          <table:table-cell office:value-type="float" office:value="77500" calcext:value-type="float">
            <text:p>775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1/02/2020</text:p>
          </table:table-cell>
          <table:table-cell office:value-type="float" office:value="77500" calcext:value-type="float">
            <text:p>775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2/02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3/02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4/02/2020</text:p>
          </table:table-cell>
          <table:table-cell office:value-type="float" office:value="73750" calcext:value-type="float">
            <text:p>737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7/02/2020</text:p>
          </table:table-cell>
          <table:table-cell office:value-type="float" office:value="73750" calcext:value-type="float">
            <text:p>737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8/02/2020</text:p>
          </table:table-cell>
          <table:table-cell office:value-type="float" office:value="63750" calcext:value-type="float">
            <text:p>637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9/02/2020</text:p>
          </table:table-cell>
          <table:table-cell office:value-type="float" office:value="63750" calcext:value-type="float">
            <text:p>637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0/02/2020</text:p>
          </table:table-cell>
          <table:table-cell office:value-type="float" office:value="63750" calcext:value-type="float">
            <text:p>637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1/02/2020</text:p>
          </table:table-cell>
          <table:table-cell office:value-type="float" office:value="63750" calcext:value-type="float">
            <text:p>637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4/02/2020</text:p>
          </table:table-cell>
          <table:table-cell office:value-type="float" office:value="71250" calcext:value-type="float">
            <text:p>712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5/02/2020</text:p>
          </table:table-cell>
          <table:table-cell office:value-type="float" office:value="71250" calcext:value-type="float">
            <text:p>712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6/02/2020</text:p>
          </table:table-cell>
          <table:table-cell office:value-type="float" office:value="71250" calcext:value-type="float">
            <text:p>712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7/02/2020</text:p>
          </table:table-cell>
          <table:table-cell office:value-type="float" office:value="71250" calcext:value-type="float">
            <text:p>712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8/02/2020</text:p>
          </table:table-cell>
          <table:table-cell office:value-type="float" office:value="68750" calcext:value-type="float">
            <text:p>687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2/03/202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3/03/202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4/03/2020</text:p>
          </table:table-cell>
          <table:table-cell office:value-type="float" office:value="67500" calcext:value-type="float">
            <text:p>675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5/03/20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6/03/20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9/03/20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0/03/20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1/03/20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2/03/20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3/03/20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6/03/2020</text:p>
          </table:table-cell>
          <table:table-cell office:value-type="float" office:value="82500" calcext:value-type="float">
            <text:p>825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7/03/20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8/03/20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9/03/20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0/03/20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3/03/20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4/03/20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6/03/20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7/03/20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30/03/2020</text:p>
          </table:table-cell>
          <table:table-cell office:value-type="float" office:value="52500" calcext:value-type="float">
            <text:p>525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31/03/202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1/04/2020</text:p>
          </table:table-cell>
          <table:table-cell office:value-type="float" office:value="41250" calcext:value-type="float">
            <text:p>412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2/04/2020</text:p>
          </table:table-cell>
          <table:table-cell office:value-type="float" office:value="36250" calcext:value-type="float">
            <text:p>362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3/04/2020</text:p>
          </table:table-cell>
          <table:table-cell office:value-type="float" office:value="36250" calcext:value-type="float">
            <text:p>362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6/04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7/04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8/04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9/04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3/04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4/04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5/04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6/04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7/04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0/04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1/04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2/04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3/04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4/04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7/04/202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8/04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9/04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30/04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4/05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5/05/2020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6/05/2020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8/05/2020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1/05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2/05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3/05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4/05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5/05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8/05/2020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9/05/2020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0/05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6/05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7/05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8/05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9/05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2/01/2020</text:p>
          </table:table-cell>
          <table:table-cell office:value-type="float" office:value="43750" calcext:value-type="float">
            <text:p>43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3/01/2020</text:p>
          </table:table-cell>
          <table:table-cell office:value-type="float" office:value="43750" calcext:value-type="float">
            <text:p>43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6/01/2020</text:p>
          </table:table-cell>
          <table:table-cell office:value-type="float" office:value="48750" calcext:value-type="float">
            <text:p>48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7/01/202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8/01/2020</text:p>
          </table:table-cell>
          <table:table-cell office:value-type="float" office:value="52500" calcext:value-type="float">
            <text:p>525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9/01/2020</text:p>
          </table:table-cell>
          <table:table-cell office:value-type="float" office:value="52500" calcext:value-type="float">
            <text:p>525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0/01/2020</text:p>
          </table:table-cell>
          <table:table-cell office:value-type="float" office:value="52500" calcext:value-type="float">
            <text:p>525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3/01/202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4/01/202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5/01/202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6/01/202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7/01/202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0/01/2020</text:p>
          </table:table-cell>
          <table:table-cell office:value-type="float" office:value="67500" calcext:value-type="float">
            <text:p>675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1/01/2020</text:p>
          </table:table-cell>
          <table:table-cell office:value-type="float" office:value="67500" calcext:value-type="float">
            <text:p>675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2/01/2020</text:p>
          </table:table-cell>
          <table:table-cell office:value-type="float" office:value="67500" calcext:value-type="float">
            <text:p>675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3/01/2020</text:p>
          </table:table-cell>
          <table:table-cell office:value-type="float" office:value="67500" calcext:value-type="float">
            <text:p>675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4/01/202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7/01/202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8/01/202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9/01/202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30/01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31/01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3/02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4/02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5/02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6/02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7/02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0/02/2020</text:p>
          </table:table-cell>
          <table:table-cell office:value-type="float" office:value="72500" calcext:value-type="float">
            <text:p>725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1/02/2020</text:p>
          </table:table-cell>
          <table:table-cell office:value-type="float" office:value="72500" calcext:value-type="float">
            <text:p>725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2/02/2020</text:p>
          </table:table-cell>
          <table:table-cell office:value-type="float" office:value="72500" calcext:value-type="float">
            <text:p>725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3/02/2020</text:p>
          </table:table-cell>
          <table:table-cell office:value-type="float" office:value="72500" calcext:value-type="float">
            <text:p>725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4/02/2020</text:p>
          </table:table-cell>
          <table:table-cell office:value-type="float" office:value="72500" calcext:value-type="float">
            <text:p>725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7/02/2020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8/02/202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9/02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0/02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1/02/202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4/02/2020</text:p>
          </table:table-cell>
          <table:table-cell office:value-type="float" office:value="63750" calcext:value-type="float">
            <text:p>63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5/02/2020</text:p>
          </table:table-cell>
          <table:table-cell office:value-type="float" office:value="66250" calcext:value-type="float">
            <text:p>662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6/02/2020</text:p>
          </table:table-cell>
          <table:table-cell office:value-type="float" office:value="63750" calcext:value-type="float">
            <text:p>63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7/02/2020</text:p>
          </table:table-cell>
          <table:table-cell office:value-type="float" office:value="63750" calcext:value-type="float">
            <text:p>63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8/02/202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2/03/2020</text:p>
          </table:table-cell>
          <table:table-cell office:value-type="float" office:value="56250" calcext:value-type="float">
            <text:p>562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3/03/2020</text:p>
          </table:table-cell>
          <table:table-cell office:value-type="float" office:value="56250" calcext:value-type="float">
            <text:p>562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4/03/2020</text:p>
          </table:table-cell>
          <table:table-cell office:value-type="float" office:value="56250" calcext:value-type="float">
            <text:p>562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5/03/2020</text:p>
          </table:table-cell>
          <table:table-cell office:value-type="float" office:value="53750" calcext:value-type="float">
            <text:p>53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6/03/2020</text:p>
          </table:table-cell>
          <table:table-cell office:value-type="float" office:value="53750" calcext:value-type="float">
            <text:p>53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9/03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0/03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1/03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2/03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3/03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6/03/2020</text:p>
          </table:table-cell>
          <table:table-cell office:value-type="float" office:value="51250" calcext:value-type="float">
            <text:p>512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7/03/2020</text:p>
          </table:table-cell>
          <table:table-cell office:value-type="float" office:value="48750" calcext:value-type="float">
            <text:p>48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8/03/2020</text:p>
          </table:table-cell>
          <table:table-cell office:value-type="float" office:value="48750" calcext:value-type="float">
            <text:p>48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9/03/2020</text:p>
          </table:table-cell>
          <table:table-cell office:value-type="float" office:value="48750" calcext:value-type="float">
            <text:p>48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0/03/2020</text:p>
          </table:table-cell>
          <table:table-cell office:value-type="float" office:value="48750" calcext:value-type="float">
            <text:p>48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3/03/2020</text:p>
          </table:table-cell>
          <table:table-cell office:value-type="float" office:value="48750" calcext:value-type="float">
            <text:p>48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4/03/2020</text:p>
          </table:table-cell>
          <table:table-cell office:value-type="float" office:value="48750" calcext:value-type="float">
            <text:p>48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6/03/2020</text:p>
          </table:table-cell>
          <table:table-cell office:value-type="float" office:value="48750" calcext:value-type="float">
            <text:p>48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7/03/202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30/03/202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31/03/202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1/04/20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2/04/20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3/04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6/04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7/04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8/04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9/04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3/04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4/04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5/04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6/04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7/04/2020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0/04/202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1/04/202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2/04/2020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3/04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4/04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7/04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8/04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9/04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30/04/2020</text:p>
          </table:table-cell>
          <table:table-cell office:value-type="float" office:value="33750" calcext:value-type="float">
            <text:p>337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4/05/2020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5/05/202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6/05/202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8/05/202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1/05/202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2/05/202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3/05/202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4/05/202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5/05/202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8/05/202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9/05/202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0/05/202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6/05/20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7/05/20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8/05/20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9/05/20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2/01/2020</text:p>
          </table:table-cell>
          <table:table-cell office:value-type="float" office:value="41250" calcext:value-type="float">
            <text:p>412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3/01/202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6/01/2020</text:p>
          </table:table-cell>
          <table:table-cell office:value-type="float" office:value="52500" calcext:value-type="float">
            <text:p>525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7/01/202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8/01/202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9/01/202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0/01/202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3/01/202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4/01/202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5/01/2020</text:p>
          </table:table-cell>
          <table:table-cell office:value-type="float" office:value="61250" calcext:value-type="float">
            <text:p>612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6/01/2020</text:p>
          </table:table-cell>
          <table:table-cell office:value-type="float" office:value="61250" calcext:value-type="float">
            <text:p>612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7/01/2020</text:p>
          </table:table-cell>
          <table:table-cell office:value-type="float" office:value="61250" calcext:value-type="float">
            <text:p>612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0/01/2020</text:p>
          </table:table-cell>
          <table:table-cell office:value-type="float" office:value="62500" calcext:value-type="float">
            <text:p>625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1/01/2020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2/01/2020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3/01/2020</text:p>
          </table:table-cell>
          <table:table-cell office:value-type="float" office:value="71250" calcext:value-type="float">
            <text:p>712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4/01/2020</text:p>
          </table:table-cell>
          <table:table-cell office:value-type="float" office:value="71250" calcext:value-type="float">
            <text:p>712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7/01/2020</text:p>
          </table:table-cell>
          <table:table-cell office:value-type="float" office:value="71250" calcext:value-type="float">
            <text:p>712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8/01/2020</text:p>
          </table:table-cell>
          <table:table-cell office:value-type="float" office:value="71250" calcext:value-type="float">
            <text:p>712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9/01/2020</text:p>
          </table:table-cell>
          <table:table-cell office:value-type="float" office:value="73750" calcext:value-type="float">
            <text:p>73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30/01/2020</text:p>
          </table:table-cell>
          <table:table-cell office:value-type="float" office:value="73750" calcext:value-type="float">
            <text:p>73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31/01/2020</text:p>
          </table:table-cell>
          <table:table-cell office:value-type="float" office:value="73750" calcext:value-type="float">
            <text:p>73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3/02/2020</text:p>
          </table:table-cell>
          <table:table-cell office:value-type="float" office:value="73750" calcext:value-type="float">
            <text:p>73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4/02/2020</text:p>
          </table:table-cell>
          <table:table-cell office:value-type="float" office:value="73750" calcext:value-type="float">
            <text:p>73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5/02/2020</text:p>
          </table:table-cell>
          <table:table-cell office:value-type="float" office:value="73750" calcext:value-type="float">
            <text:p>73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6/02/2020</text:p>
          </table:table-cell>
          <table:table-cell office:value-type="float" office:value="73750" calcext:value-type="float">
            <text:p>73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7/02/2020</text:p>
          </table:table-cell>
          <table:table-cell office:value-type="float" office:value="73750" calcext:value-type="float">
            <text:p>73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0/02/2020</text:p>
          </table:table-cell>
          <table:table-cell office:value-type="float" office:value="71250" calcext:value-type="float">
            <text:p>712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1/02/2020</text:p>
          </table:table-cell>
          <table:table-cell office:value-type="float" office:value="71250" calcext:value-type="float">
            <text:p>712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2/02/202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3/02/202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4/02/2020</text:p>
          </table:table-cell>
          <table:table-cell office:value-type="float" office:value="63750" calcext:value-type="float">
            <text:p>63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7/02/2020</text:p>
          </table:table-cell>
          <table:table-cell office:value-type="float" office:value="62500" calcext:value-type="float">
            <text:p>625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8/02/202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9/02/202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0/02/202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1/02/2020</text:p>
          </table:table-cell>
          <table:table-cell office:value-type="float" office:value="56250" calcext:value-type="float">
            <text:p>562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4/02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5/02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6/02/2020</text:p>
          </table:table-cell>
          <table:table-cell office:value-type="float" office:value="56900" calcext:value-type="float">
            <text:p>569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7/02/2020</text:p>
          </table:table-cell>
          <table:table-cell office:value-type="float" office:value="53750" calcext:value-type="float">
            <text:p>53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8/02/2020</text:p>
          </table:table-cell>
          <table:table-cell office:value-type="float" office:value="46250" calcext:value-type="float">
            <text:p>462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2/03/202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3/03/202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4/03/202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5/03/2020</text:p>
          </table:table-cell>
          <table:table-cell office:value-type="float" office:value="45650" calcext:value-type="float">
            <text:p>456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6/03/2020</text:p>
          </table:table-cell>
          <table:table-cell office:value-type="float" office:value="45650" calcext:value-type="float">
            <text:p>456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9/03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0/03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1/03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2/03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3/03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6/03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7/03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8/03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9/03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0/03/2020</text:p>
          </table:table-cell>
          <table:table-cell office:value-type="float" office:value="48750" calcext:value-type="float">
            <text:p>48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3/03/2020</text:p>
          </table:table-cell>
          <table:table-cell office:value-type="float" office:value="48750" calcext:value-type="float">
            <text:p>48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4/03/2020</text:p>
          </table:table-cell>
          <table:table-cell office:value-type="float" office:value="48750" calcext:value-type="float">
            <text:p>48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6/03/2020</text:p>
          </table:table-cell>
          <table:table-cell office:value-type="float" office:value="50650" calcext:value-type="float">
            <text:p>506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7/03/2020</text:p>
          </table:table-cell>
          <table:table-cell office:value-type="float" office:value="51250" calcext:value-type="float">
            <text:p>512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30/03/2020</text:p>
          </table:table-cell>
          <table:table-cell office:value-type="float" office:value="56250" calcext:value-type="float">
            <text:p>562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31/03/2020</text:p>
          </table:table-cell>
          <table:table-cell office:value-type="float" office:value="56250" calcext:value-type="float">
            <text:p>562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1/04/2020</text:p>
          </table:table-cell>
          <table:table-cell office:value-type="float" office:value="52500" calcext:value-type="float">
            <text:p>525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2/04/2020</text:p>
          </table:table-cell>
          <table:table-cell office:value-type="float" office:value="51250" calcext:value-type="float">
            <text:p>512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3/04/2020</text:p>
          </table:table-cell>
          <table:table-cell office:value-type="float" office:value="51250" calcext:value-type="float">
            <text:p>512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6/04/2020</text:p>
          </table:table-cell>
          <table:table-cell office:value-type="float" office:value="53750" calcext:value-type="float">
            <text:p>53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7/04/2020</text:p>
          </table:table-cell>
          <table:table-cell office:value-type="float" office:value="53750" calcext:value-type="float">
            <text:p>53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8/04/2020</text:p>
          </table:table-cell>
          <table:table-cell office:value-type="float" office:value="53750" calcext:value-type="float">
            <text:p>53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9/04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3/04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4/04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5/04/2020</text:p>
          </table:table-cell>
          <table:table-cell office:value-type="float" office:value="50650" calcext:value-type="float">
            <text:p>506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6/04/2020</text:p>
          </table:table-cell>
          <table:table-cell office:value-type="float" office:value="50650" calcext:value-type="float">
            <text:p>506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7/04/2020</text:p>
          </table:table-cell>
          <table:table-cell office:value-type="float" office:value="45650" calcext:value-type="float">
            <text:p>456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0/04/2020</text:p>
          </table:table-cell>
          <table:table-cell office:value-type="float" office:value="43750" calcext:value-type="float">
            <text:p>43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1/04/2020</text:p>
          </table:table-cell>
          <table:table-cell office:value-type="float" office:value="43750" calcext:value-type="float">
            <text:p>43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2/04/2020</text:p>
          </table:table-cell>
          <table:table-cell office:value-type="float" office:value="43750" calcext:value-type="float">
            <text:p>43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3/04/2020</text:p>
          </table:table-cell>
          <table:table-cell office:value-type="float" office:value="46900" calcext:value-type="float">
            <text:p>469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4/04/2020</text:p>
          </table:table-cell>
          <table:table-cell office:value-type="float" office:value="46900" calcext:value-type="float">
            <text:p>469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7/04/2020</text:p>
          </table:table-cell>
          <table:table-cell office:value-type="float" office:value="46900" calcext:value-type="float">
            <text:p>469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8/04/202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9/04/2020</text:p>
          </table:table-cell>
          <table:table-cell office:value-type="float" office:value="43150" calcext:value-type="float">
            <text:p>431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30/04/2020</text:p>
          </table:table-cell>
          <table:table-cell office:value-type="float" office:value="43150" calcext:value-type="float">
            <text:p>431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4/05/2020</text:p>
          </table:table-cell>
          <table:table-cell office:value-type="float" office:value="43150" calcext:value-type="float">
            <text:p>431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5/05/2020</text:p>
          </table:table-cell>
          <table:table-cell office:value-type="float" office:value="43750" calcext:value-type="float">
            <text:p>43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6/05/2020</text:p>
          </table:table-cell>
          <table:table-cell office:value-type="float" office:value="43750" calcext:value-type="float">
            <text:p>43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8/05/2020</text:p>
          </table:table-cell>
          <table:table-cell office:value-type="float" office:value="43750" calcext:value-type="float">
            <text:p>43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1/05/2020</text:p>
          </table:table-cell>
          <table:table-cell office:value-type="float" office:value="43750" calcext:value-type="float">
            <text:p>43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2/05/2020</text:p>
          </table:table-cell>
          <table:table-cell office:value-type="float" office:value="43750" calcext:value-type="float">
            <text:p>43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3/05/2020</text:p>
          </table:table-cell>
          <table:table-cell office:value-type="float" office:value="43750" calcext:value-type="float">
            <text:p>43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4/05/2020</text:p>
          </table:table-cell>
          <table:table-cell office:value-type="float" office:value="43750" calcext:value-type="float">
            <text:p>43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5/05/2020</text:p>
          </table:table-cell>
          <table:table-cell office:value-type="float" office:value="43750" calcext:value-type="float">
            <text:p>4375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8/05/202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9/05/202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0/05/202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6/05/2020</text:p>
          </table:table-cell>
          <table:table-cell office:value-type="float" office:value="39400" calcext:value-type="float">
            <text:p>394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7/05/2020</text:p>
          </table:table-cell>
          <table:table-cell office:value-type="float" office:value="39400" calcext:value-type="float">
            <text:p>394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8/05/2020</text:p>
          </table:table-cell>
          <table:table-cell office:value-type="float" office:value="39400" calcext:value-type="float">
            <text:p>39400</text:p>
          </table:table-cell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9/05/2020</text:p>
          </table:table-cell>
          <table:table-cell office:value-type="float" office:value="34400" calcext:value-type="float">
            <text:p>344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2/01/202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3/01/202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6/01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7/01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8/01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9/01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0/01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3/01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4/01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5/01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6/01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7/01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0/01/202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1/01/202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2/01/202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3/01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4/01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7/01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8/01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9/01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30/01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31/01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3/02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4/02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5/02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6/02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7/02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0/02/202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1/02/202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2/02/202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3/02/202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4/02/202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7/02/202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8/02/202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9/02/202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0/02/202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1/02/202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4/02/202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5/02/202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6/02/202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7/02/202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8/02/202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2/03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3/03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4/03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5/03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6/03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9/03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0/03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1/03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2/03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3/03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6/03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7/03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8/03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9/03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0/03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3/03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4/03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6/03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7/03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30/03/202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31/03/202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1/04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2/04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3/04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6/04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7/04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8/04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9/04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3/04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4/04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5/04/202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6/04/202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7/04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0/04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1/04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2/04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3/04/202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4/04/202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7/04/2020</text:p>
          </table:table-cell>
          <table:table-cell office:value-type="float" office:value="42500" calcext:value-type="float">
            <text:p>425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8/04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9/04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30/04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4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5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6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8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1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2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3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4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5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8/05/20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9/05/20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0/05/20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6/05/202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7/05/202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8/05/202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9/05/202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2/01/2020</text:p>
          </table:table-cell>
          <table:table-cell office:value-type="float" office:value="52500" calcext:value-type="float">
            <text:p>52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3/01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6/01/202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7/01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8/01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9/01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0/01/202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3/01/20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4/01/20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5/01/2020</text:p>
          </table:table-cell>
          <table:table-cell office:value-type="float" office:value="82500" calcext:value-type="float">
            <text:p>82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6/01/2020</text:p>
          </table:table-cell>
          <table:table-cell office:value-type="float" office:value="82500" calcext:value-type="float">
            <text:p>82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7/01/2020</text:p>
          </table:table-cell>
          <table:table-cell office:value-type="float" office:value="82500" calcext:value-type="float">
            <text:p>82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0/01/2020</text:p>
          </table:table-cell>
          <table:table-cell office:value-type="float" office:value="82500" calcext:value-type="float">
            <text:p>82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1/01/202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2/01/202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3/01/202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4/01/202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7/01/202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8/01/202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9/01/202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30/01/202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31/01/202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3/02/202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4/02/202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5/02/202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6/02/202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7/02/202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0/02/2020</text:p>
          </table:table-cell>
          <table:table-cell office:value-type="float" office:value="97500" calcext:value-type="float">
            <text:p>97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1/02/2020</text:p>
          </table:table-cell>
          <table:table-cell office:value-type="float" office:value="97500" calcext:value-type="float">
            <text:p>97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2/02/2020</text:p>
          </table:table-cell>
          <table:table-cell office:value-type="float" office:value="87500" calcext:value-type="float">
            <text:p>87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3/02/2020</text:p>
          </table:table-cell>
          <table:table-cell office:value-type="float" office:value="87500" calcext:value-type="float">
            <text:p>87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4/02/2020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7/02/2020</text:p>
          </table:table-cell>
          <table:table-cell office:value-type="float" office:value="82500" calcext:value-type="float">
            <text:p>82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8/02/2020</text:p>
          </table:table-cell>
          <table:table-cell office:value-type="float" office:value="77500" calcext:value-type="float">
            <text:p>77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9/02/2020</text:p>
          </table:table-cell>
          <table:table-cell office:value-type="float" office:value="72500" calcext:value-type="float">
            <text:p>72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0/02/2020</text:p>
          </table:table-cell>
          <table:table-cell office:value-type="float" office:value="72500" calcext:value-type="float">
            <text:p>72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1/02/2020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4/02/2020</text:p>
          </table:table-cell>
          <table:table-cell office:value-type="float" office:value="67500" calcext:value-type="float">
            <text:p>67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5/02/2020</text:p>
          </table:table-cell>
          <table:table-cell office:value-type="float" office:value="67500" calcext:value-type="float">
            <text:p>67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6/02/2020</text:p>
          </table:table-cell>
          <table:table-cell office:value-type="float" office:value="71250" calcext:value-type="float">
            <text:p>7125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7/02/202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8/02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2/03/2020</text:p>
          </table:table-cell>
          <table:table-cell office:value-type="float" office:value="51250" calcext:value-type="float">
            <text:p>5125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3/03/2020</text:p>
          </table:table-cell>
          <table:table-cell office:value-type="float" office:value="51250" calcext:value-type="float">
            <text:p>5125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4/03/2020</text:p>
          </table:table-cell>
          <table:table-cell office:value-type="float" office:value="51250" calcext:value-type="float">
            <text:p>5125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5/03/2020</text:p>
          </table:table-cell>
          <table:table-cell office:value-type="float" office:value="52500" calcext:value-type="float">
            <text:p>52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6/03/2020</text:p>
          </table:table-cell>
          <table:table-cell office:value-type="float" office:value="52500" calcext:value-type="float">
            <text:p>52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9/03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0/03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1/03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2/03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3/03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6/03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7/03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8/03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9/03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0/03/202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3/03/202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4/03/202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6/03/2020</text:p>
          </table:table-cell>
          <table:table-cell office:value-type="float" office:value="61250" calcext:value-type="float">
            <text:p>6125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7/03/2020</text:p>
          </table:table-cell>
          <table:table-cell office:value-type="float" office:value="62500" calcext:value-type="float">
            <text:p>62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30/03/2020</text:p>
          </table:table-cell>
          <table:table-cell office:value-type="float" office:value="62500" calcext:value-type="float">
            <text:p>62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31/03/2020</text:p>
          </table:table-cell>
          <table:table-cell office:value-type="float" office:value="62500" calcext:value-type="float">
            <text:p>62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1/04/202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2/04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3/04/202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6/04/202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7/04/202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8/04/202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9/04/2020</text:p>
          </table:table-cell>
          <table:table-cell office:value-type="float" office:value="62500" calcext:value-type="float">
            <text:p>62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3/04/2020</text:p>
          </table:table-cell>
          <table:table-cell office:value-type="float" office:value="62500" calcext:value-type="float">
            <text:p>62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4/04/2020</text:p>
          </table:table-cell>
          <table:table-cell office:value-type="float" office:value="62500" calcext:value-type="float">
            <text:p>62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5/04/2020</text:p>
          </table:table-cell>
          <table:table-cell office:value-type="float" office:value="58750" calcext:value-type="float">
            <text:p>5875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6/04/2020</text:p>
          </table:table-cell>
          <table:table-cell office:value-type="float" office:value="58750" calcext:value-type="float">
            <text:p>5875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7/04/2020</text:p>
          </table:table-cell>
          <table:table-cell office:value-type="float" office:value="51250" calcext:value-type="float">
            <text:p>5125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0/04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1/04/2020</text:p>
          </table:table-cell>
          <table:table-cell office:value-type="float" office:value="48750" calcext:value-type="float">
            <text:p>4875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2/04/2020</text:p>
          </table:table-cell>
          <table:table-cell office:value-type="float" office:value="48750" calcext:value-type="float">
            <text:p>4875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3/04/2020</text:p>
          </table:table-cell>
          <table:table-cell office:value-type="float" office:value="51250" calcext:value-type="float">
            <text:p>5125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4/04/2020</text:p>
          </table:table-cell>
          <table:table-cell office:value-type="float" office:value="51250" calcext:value-type="float">
            <text:p>5125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7/04/2020</text:p>
          </table:table-cell>
          <table:table-cell office:value-type="float" office:value="51250" calcext:value-type="float">
            <text:p>5125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8/04/202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9/04/2020</text:p>
          </table:table-cell>
          <table:table-cell office:value-type="float" office:value="46250" calcext:value-type="float">
            <text:p>4625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30/04/2020</text:p>
          </table:table-cell>
          <table:table-cell office:value-type="float" office:value="46250" calcext:value-type="float">
            <text:p>4625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4/05/2020</text:p>
          </table:table-cell>
          <table:table-cell office:value-type="float" office:value="46250" calcext:value-type="float">
            <text:p>4625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5/05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6/05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8/05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1/05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2/05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3/05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4/05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5/05/202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8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9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0/05/202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6/05/2020</text:p>
          </table:table-cell>
          <table:table-cell office:value-type="float" office:value="48750" calcext:value-type="float">
            <text:p>4875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7/05/2020</text:p>
          </table:table-cell>
          <table:table-cell office:value-type="float" office:value="48750" calcext:value-type="float">
            <text:p>4875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8/05/2020</text:p>
          </table:table-cell>
          <table:table-cell office:value-type="float" office:value="48750" calcext:value-type="float">
            <text:p>48750</text:p>
          </table:table-cell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9/05/2020</text:p>
          </table:table-cell>
          <table:table-cell office:value-type="float" office:value="38750" calcext:value-type="float">
            <text:p>387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2/01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3/01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6/01/2020</text:p>
          </table:table-cell>
          <table:table-cell office:value-type="float" office:value="13550" calcext:value-type="float">
            <text:p>135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7/01/2020</text:p>
          </table:table-cell>
          <table:table-cell office:value-type="float" office:value="13600" calcext:value-type="float">
            <text:p>1360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8/01/2020</text:p>
          </table:table-cell>
          <table:table-cell office:value-type="float" office:value="13600" calcext:value-type="float">
            <text:p>1360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9/01/2020</text:p>
          </table:table-cell>
          <table:table-cell office:value-type="float" office:value="13600" calcext:value-type="float">
            <text:p>1360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0/01/2020</text:p>
          </table:table-cell>
          <table:table-cell office:value-type="float" office:value="13600" calcext:value-type="float">
            <text:p>1360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3/01/2020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4/01/2020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5/01/2020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6/01/2020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7/01/2020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0/01/2020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1/01/2020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2/01/2020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3/01/2020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4/01/2020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7/01/2020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8/01/2020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9/01/2020</text:p>
          </table:table-cell>
          <table:table-cell office:value-type="float" office:value="13850" calcext:value-type="float">
            <text:p>138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30/01/2020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31/01/2020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3/02/2020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4/02/2020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5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6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7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0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1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2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3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4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7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8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9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0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1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4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5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6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7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8/02/2020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2/03/2020</text:p>
          </table:table-cell>
          <table:table-cell office:value-type="float" office:value="13550" calcext:value-type="float">
            <text:p>135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3/03/2020</text:p>
          </table:table-cell>
          <table:table-cell office:value-type="float" office:value="13550" calcext:value-type="float">
            <text:p>135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4/03/2020</text:p>
          </table:table-cell>
          <table:table-cell office:value-type="float" office:value="13550" calcext:value-type="float">
            <text:p>135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5/03/2020</text:p>
          </table:table-cell>
          <table:table-cell office:value-type="float" office:value="13550" calcext:value-type="float">
            <text:p>135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6/03/2020</text:p>
          </table:table-cell>
          <table:table-cell office:value-type="float" office:value="13550" calcext:value-type="float">
            <text:p>135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9/03/2020</text:p>
          </table:table-cell>
          <table:table-cell office:value-type="float" office:value="13550" calcext:value-type="float">
            <text:p>135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0/03/2020</text:p>
          </table:table-cell>
          <table:table-cell office:value-type="float" office:value="13550" calcext:value-type="float">
            <text:p>135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1/03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2/03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3/03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6/03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7/03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8/03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9/03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0/03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3/03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4/03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6/03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7/03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30/03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31/03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1/04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2/04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3/04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6/04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7/04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8/04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9/04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3/04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4/04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5/04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6/04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7/04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0/04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1/04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2/04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3/04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4/04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7/04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8/04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9/04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30/04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4/05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5/05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6/05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8/05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1/05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2/05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3/05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4/05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5/05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8/05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9/05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0/05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6/05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7/05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8/05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9/05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2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3/01/2020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6/01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7/01/2020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8/01/2020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9/01/2020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0/01/2020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3/01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4/01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5/01/2020</text:p>
          </table:table-cell>
          <table:table-cell office:value-type="float" office:value="13650" calcext:value-type="float">
            <text:p>136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6/01/2020</text:p>
          </table:table-cell>
          <table:table-cell office:value-type="float" office:value="13650" calcext:value-type="float">
            <text:p>136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7/01/2020</text:p>
          </table:table-cell>
          <table:table-cell office:value-type="float" office:value="13650" calcext:value-type="float">
            <text:p>136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0/01/2020</text:p>
          </table:table-cell>
          <table:table-cell office:value-type="float" office:value="13650" calcext:value-type="float">
            <text:p>136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1/01/2020</text:p>
          </table:table-cell>
          <table:table-cell office:value-type="float" office:value="13650" calcext:value-type="float">
            <text:p>136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2/01/2020</text:p>
          </table:table-cell>
          <table:table-cell office:value-type="float" office:value="13650" calcext:value-type="float">
            <text:p>136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3/01/2020</text:p>
          </table:table-cell>
          <table:table-cell office:value-type="float" office:value="13650" calcext:value-type="float">
            <text:p>136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4/01/2020</text:p>
          </table:table-cell>
          <table:table-cell office:value-type="float" office:value="13650" calcext:value-type="float">
            <text:p>136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7/01/2020</text:p>
          </table:table-cell>
          <table:table-cell office:value-type="float" office:value="13650" calcext:value-type="float">
            <text:p>136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8/01/2020</text:p>
          </table:table-cell>
          <table:table-cell office:value-type="float" office:value="13650" calcext:value-type="float">
            <text:p>136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9/01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30/01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31/01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3/02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4/02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5/02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6/02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7/02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0/02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1/02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2/02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3/02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4/02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7/02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8/02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9/02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0/02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1/02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4/02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5/02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6/02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7/02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8/02/2020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2/03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3/03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4/03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5/03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6/03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9/03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0/03/2020</text:p>
          </table:table-cell>
          <table:table-cell office:value-type="float" office:value="12650" calcext:value-type="float">
            <text:p>126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1/03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2/03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3/03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6/03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7/03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8/03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9/03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0/03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3/03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4/03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6/03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7/03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30/03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31/03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1/04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2/04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3/04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6/04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7/04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8/04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9/04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3/04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4/04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5/04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6/04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7/04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0/04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1/04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2/04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3/04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4/04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7/04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8/04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9/04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30/04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4/05/20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5/05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6/05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8/05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1/05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2/05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3/05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4/05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5/05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8/05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9/05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0/05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6/05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7/05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8/05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9/05/2020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2/01/2020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3/01/2020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6/01/2020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7/01/2020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8/01/2020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9/01/2020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0/01/2020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3/01/2020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4/01/2020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5/01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6/01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7/01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0/01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1/01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2/01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3/01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4/01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7/01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8/01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9/01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30/01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31/01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3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4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5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6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7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0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1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2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3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4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7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8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9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0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1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4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5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6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7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8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2/03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3/03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4/03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5/03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6/03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9/03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0/03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1/03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2/03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3/03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6/03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7/03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8/03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9/03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0/03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3/03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4/03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6/03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7/03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30/03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31/03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1/04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2/04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3/04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6/04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7/04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8/04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9/04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3/04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4/04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5/04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6/04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7/04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0/04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1/04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2/04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3/04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4/04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7/04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8/04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9/04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30/04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4/05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5/05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6/05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08/05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1/05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2/05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3/05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4/05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5/05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8/05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19/05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0/05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6/05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7/05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8/05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</text:p>
          </table:table-cell>
          <table:table-cell office:value-type="string" calcext:value-type="string">
            <text:p>29/05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2/01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3/01/202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6/01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7/01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8/01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9/01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0/01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3/01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4/01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5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6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7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0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1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2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3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4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7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8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9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30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31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3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4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5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6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7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0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1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2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3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4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7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8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9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0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1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4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5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6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7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8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2/03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3/03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4/03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5/03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6/03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9/03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0/03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1/03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2/03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3/03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6/03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7/03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8/03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9/03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0/03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3/03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4/03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6/03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7/03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30/03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31/03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1/04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2/04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3/04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6/04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7/04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8/04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9/04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3/04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4/04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5/04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6/04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7/04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0/04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1/04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2/04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3/04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4/04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7/04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8/04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9/04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30/04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4/05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5/05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6/05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8/05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1/05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2/05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3/05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4/05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5/05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8/05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9/05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0/05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6/05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7/05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8/05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9/05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2/01/2020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3/01/2020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6/01/2020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7/01/2020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8/01/2020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9/01/2020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0/01/2020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3/01/2020</text:p>
          </table:table-cell>
          <table:table-cell office:value-type="float" office:value="13350" calcext:value-type="float">
            <text:p>133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4/01/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5/01/2020</text:p>
          </table:table-cell>
          <table:table-cell office:value-type="float" office:value="13850" calcext:value-type="float">
            <text:p>138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6/01/2020</text:p>
          </table:table-cell>
          <table:table-cell office:value-type="float" office:value="13950" calcext:value-type="float">
            <text:p>139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7/01/2020</text:p>
          </table:table-cell>
          <table:table-cell office:value-type="float" office:value="13950" calcext:value-type="float">
            <text:p>139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0/01/2020</text:p>
          </table:table-cell>
          <table:table-cell office:value-type="float" office:value="13850" calcext:value-type="float">
            <text:p>138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1/01/2020</text:p>
          </table:table-cell>
          <table:table-cell office:value-type="float" office:value="13850" calcext:value-type="float">
            <text:p>138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2/01/2020</text:p>
          </table:table-cell>
          <table:table-cell office:value-type="float" office:value="13850" calcext:value-type="float">
            <text:p>138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3/01/2020</text:p>
          </table:table-cell>
          <table:table-cell office:value-type="float" office:value="13850" calcext:value-type="float">
            <text:p>138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4/01/2020</text:p>
          </table:table-cell>
          <table:table-cell office:value-type="float" office:value="13850" calcext:value-type="float">
            <text:p>138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7/01/2020</text:p>
          </table:table-cell>
          <table:table-cell office:value-type="float" office:value="13850" calcext:value-type="float">
            <text:p>138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8/01/2020</text:p>
          </table:table-cell>
          <table:table-cell office:value-type="float" office:value="13850" calcext:value-type="float">
            <text:p>138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9/01/2020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30/01/2020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31/01/2020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3/02/2020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4/02/2020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5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6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7/02/2020</text:p>
          </table:table-cell>
          <table:table-cell office:value-type="float" office:value="14200" calcext:value-type="float">
            <text:p>1420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0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1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2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3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4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7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8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9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0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1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4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5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6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7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8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2/03/2020</text:p>
          </table:table-cell>
          <table:table-cell office:value-type="float" office:value="14750" calcext:value-type="float">
            <text:p>147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3/03/2020</text:p>
          </table:table-cell>
          <table:table-cell office:value-type="float" office:value="14900" calcext:value-type="float">
            <text:p>1490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4/03/2020</text:p>
          </table:table-cell>
          <table:table-cell office:value-type="float" office:value="14900" calcext:value-type="float">
            <text:p>1490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5/03/2020</text:p>
          </table:table-cell>
          <table:table-cell office:value-type="float" office:value="14900" calcext:value-type="float">
            <text:p>1490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6/03/2020</text:p>
          </table:table-cell>
          <table:table-cell office:value-type="float" office:value="15750" calcext:value-type="float">
            <text:p>157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9/03/2020</text:p>
          </table:table-cell>
          <table:table-cell office:value-type="float" office:value="16150" calcext:value-type="float">
            <text:p>161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0/03/2020</text:p>
          </table:table-cell>
          <table:table-cell office:value-type="float" office:value="16250" calcext:value-type="float">
            <text:p>162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1/03/2020</text:p>
          </table:table-cell>
          <table:table-cell office:value-type="float" office:value="16250" calcext:value-type="float">
            <text:p>162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2/03/2020</text:p>
          </table:table-cell>
          <table:table-cell office:value-type="float" office:value="16250" calcext:value-type="float">
            <text:p>162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3/03/2020</text:p>
          </table:table-cell>
          <table:table-cell office:value-type="float" office:value="16400" calcext:value-type="float">
            <text:p>1640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6/03/2020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7/03/2020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8/03/2020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9/03/2020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0/03/2020</text:p>
          </table:table-cell>
          <table:table-cell office:value-type="float" office:value="16650" calcext:value-type="float">
            <text:p>166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3/03/2020</text:p>
          </table:table-cell>
          <table:table-cell office:value-type="float" office:value="16750" calcext:value-type="float">
            <text:p>167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4/03/2020</text:p>
          </table:table-cell>
          <table:table-cell office:value-type="float" office:value="16750" calcext:value-type="float">
            <text:p>167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6/03/2020</text:p>
          </table:table-cell>
          <table:table-cell office:value-type="float" office:value="16750" calcext:value-type="float">
            <text:p>167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7/03/2020</text:p>
          </table:table-cell>
          <table:table-cell office:value-type="float" office:value="16750" calcext:value-type="float">
            <text:p>167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30/03/2020</text:p>
          </table:table-cell>
          <table:table-cell office:value-type="float" office:value="16750" calcext:value-type="float">
            <text:p>167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31/03/2020</text:p>
          </table:table-cell>
          <table:table-cell office:value-type="float" office:value="16750" calcext:value-type="float">
            <text:p>167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1/04/2020</text:p>
          </table:table-cell>
          <table:table-cell office:value-type="float" office:value="16750" calcext:value-type="float">
            <text:p>167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2/04/2020</text:p>
          </table:table-cell>
          <table:table-cell office:value-type="float" office:value="16750" calcext:value-type="float">
            <text:p>167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3/04/2020</text:p>
          </table:table-cell>
          <table:table-cell office:value-type="float" office:value="16750" calcext:value-type="float">
            <text:p>167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6/04/2020</text:p>
          </table:table-cell>
          <table:table-cell office:value-type="float" office:value="16750" calcext:value-type="float">
            <text:p>167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7/04/2020</text:p>
          </table:table-cell>
          <table:table-cell office:value-type="float" office:value="16750" calcext:value-type="float">
            <text:p>167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8/04/2020</text:p>
          </table:table-cell>
          <table:table-cell office:value-type="float" office:value="17250" calcext:value-type="float">
            <text:p>172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9/04/2020</text:p>
          </table:table-cell>
          <table:table-cell office:value-type="float" office:value="17250" calcext:value-type="float">
            <text:p>172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3/04/2020</text:p>
          </table:table-cell>
          <table:table-cell office:value-type="float" office:value="17250" calcext:value-type="float">
            <text:p>172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4/04/2020</text:p>
          </table:table-cell>
          <table:table-cell office:value-type="float" office:value="17250" calcext:value-type="float">
            <text:p>172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5/04/2020</text:p>
          </table:table-cell>
          <table:table-cell office:value-type="float" office:value="17150" calcext:value-type="float">
            <text:p>171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6/04/2020</text:p>
          </table:table-cell>
          <table:table-cell office:value-type="float" office:value="17150" calcext:value-type="float">
            <text:p>171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7/04/2020</text:p>
          </table:table-cell>
          <table:table-cell office:value-type="float" office:value="17150" calcext:value-type="float">
            <text:p>171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0/04/202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1/04/202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2/04/202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3/04/202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4/04/202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7/04/202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8/04/202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9/04/202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30/04/202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4/05/202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5/05/202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6/05/202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8/05/202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1/05/202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2/05/202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3/05/202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4/05/202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5/05/202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8/05/202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9/05/202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0/05/202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6/05/2020</text:p>
          </table:table-cell>
          <table:table-cell office:value-type="float" office:value="17700" calcext:value-type="float">
            <text:p>1770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7/05/2020</text:p>
          </table:table-cell>
          <table:table-cell office:value-type="float" office:value="17700" calcext:value-type="float">
            <text:p>1770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8/05/2020</text:p>
          </table:table-cell>
          <table:table-cell office:value-type="float" office:value="17700" calcext:value-type="float">
            <text:p>17700</text:p>
          </table:table-cell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9/05/2020</text:p>
          </table:table-cell>
          <table:table-cell office:value-type="float" office:value="17700" calcext:value-type="float">
            <text:p>1770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2/01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3/01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6/01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7/01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8/01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9/01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0/01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3/01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4/01/202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5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6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7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0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1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2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3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4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7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8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9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30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31/01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3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4/02/202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5/02/2020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6/02/2020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7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0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1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2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3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4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7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8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9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0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1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4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5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6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7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8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2/03/2020</text:p>
          </table:table-cell>
          <table:table-cell office:value-type="float" office:value="14750" calcext:value-type="float">
            <text:p>14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3/03/2020</text:p>
          </table:table-cell>
          <table:table-cell office:value-type="float" office:value="14750" calcext:value-type="float">
            <text:p>14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4/03/2020</text:p>
          </table:table-cell>
          <table:table-cell office:value-type="float" office:value="14750" calcext:value-type="float">
            <text:p>14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5/03/2020</text:p>
          </table:table-cell>
          <table:table-cell office:value-type="float" office:value="14750" calcext:value-type="float">
            <text:p>14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6/03/2020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9/03/2020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0/03/2020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1/03/2020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2/03/2020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3/03/2020</text:p>
          </table:table-cell>
          <table:table-cell office:value-type="float" office:value="15750" calcext:value-type="float">
            <text:p>15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6/03/2020</text:p>
          </table:table-cell>
          <table:table-cell office:value-type="float" office:value="15750" calcext:value-type="float">
            <text:p>15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7/03/2020</text:p>
          </table:table-cell>
          <table:table-cell office:value-type="float" office:value="15750" calcext:value-type="float">
            <text:p>15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8/03/2020</text:p>
          </table:table-cell>
          <table:table-cell office:value-type="float" office:value="15750" calcext:value-type="float">
            <text:p>15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9/03/2020</text:p>
          </table:table-cell>
          <table:table-cell office:value-type="float" office:value="15750" calcext:value-type="float">
            <text:p>15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0/03/2020</text:p>
          </table:table-cell>
          <table:table-cell office:value-type="float" office:value="15750" calcext:value-type="float">
            <text:p>15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3/03/2020</text:p>
          </table:table-cell>
          <table:table-cell office:value-type="float" office:value="15750" calcext:value-type="float">
            <text:p>15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4/03/2020</text:p>
          </table:table-cell>
          <table:table-cell office:value-type="float" office:value="15750" calcext:value-type="float">
            <text:p>15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6/03/2020</text:p>
          </table:table-cell>
          <table:table-cell office:value-type="float" office:value="15750" calcext:value-type="float">
            <text:p>15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7/03/2020</text:p>
          </table:table-cell>
          <table:table-cell office:value-type="float" office:value="15750" calcext:value-type="float">
            <text:p>15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30/03/2020</text:p>
          </table:table-cell>
          <table:table-cell office:value-type="float" office:value="15750" calcext:value-type="float">
            <text:p>15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31/03/2020</text:p>
          </table:table-cell>
          <table:table-cell office:value-type="float" office:value="15750" calcext:value-type="float">
            <text:p>15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1/04/2020</text:p>
          </table:table-cell>
          <table:table-cell office:value-type="float" office:value="15750" calcext:value-type="float">
            <text:p>15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2/04/2020</text:p>
          </table:table-cell>
          <table:table-cell office:value-type="float" office:value="15750" calcext:value-type="float">
            <text:p>15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3/04/2020</text:p>
          </table:table-cell>
          <table:table-cell office:value-type="float" office:value="15750" calcext:value-type="float">
            <text:p>15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6/04/2020</text:p>
          </table:table-cell>
          <table:table-cell office:value-type="float" office:value="15750" calcext:value-type="float">
            <text:p>15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7/04/2020</text:p>
          </table:table-cell>
          <table:table-cell office:value-type="float" office:value="15750" calcext:value-type="float">
            <text:p>15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8/04/2020</text:p>
          </table:table-cell>
          <table:table-cell office:value-type="float" office:value="16750" calcext:value-type="float">
            <text:p>16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9/04/2020</text:p>
          </table:table-cell>
          <table:table-cell office:value-type="float" office:value="16750" calcext:value-type="float">
            <text:p>16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3/04/2020</text:p>
          </table:table-cell>
          <table:table-cell office:value-type="float" office:value="16750" calcext:value-type="float">
            <text:p>16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4/04/2020</text:p>
          </table:table-cell>
          <table:table-cell office:value-type="float" office:value="16750" calcext:value-type="float">
            <text:p>16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5/04/2020</text:p>
          </table:table-cell>
          <table:table-cell office:value-type="float" office:value="16750" calcext:value-type="float">
            <text:p>16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6/04/2020</text:p>
          </table:table-cell>
          <table:table-cell office:value-type="float" office:value="16750" calcext:value-type="float">
            <text:p>16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7/04/2020</text:p>
          </table:table-cell>
          <table:table-cell office:value-type="float" office:value="16750" calcext:value-type="float">
            <text:p>16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0/04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1/04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2/04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3/04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4/04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7/04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8/04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9/04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30/04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4/05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5/05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6/05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8/05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1/05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2/05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3/05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4/05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5/05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8/05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9/05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0/05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6/05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7/05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8/05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9/05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2/01/2020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3/01/2020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6/01/2020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7/01/2020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8/01/2020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9/01/2020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0/01/2020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3/01/2020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4/01/202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5/01/2020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6/01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7/01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0/01/2020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1/01/2020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2/01/2020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3/01/2020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4/01/2020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7/01/2020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8/01/2020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9/01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30/01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31/01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3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4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5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6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7/02/202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0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1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2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3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4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7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8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9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0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1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4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5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6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7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8/02/2020</text:p>
          </table:table-cell>
          <table:table-cell office:value-type="float" office:value="14150" calcext:value-type="float">
            <text:p>141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2/03/2020</text:p>
          </table:table-cell>
          <table:table-cell office:value-type="float" office:value="14750" calcext:value-type="float">
            <text:p>147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3/03/202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4/03/202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5/03/202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6/03/202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9/03/2020</text:p>
          </table:table-cell>
          <table:table-cell office:value-type="float" office:value="16750" calcext:value-type="float">
            <text:p>167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0/03/202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1/03/202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2/03/202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3/03/202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6/03/2020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7/03/2020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8/03/2020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9/03/2020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0/03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3/03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4/03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6/03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7/03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30/03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31/03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1/04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2/04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3/04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6/04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7/04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8/04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9/04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3/04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4/04/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5/04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6/04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7/04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0/04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1/04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2/04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3/04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4/04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7/04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8/04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9/04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30/04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4/05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5/05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6/05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8/05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1/05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2/05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3/05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4/05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5/05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8/05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9/05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0/05/202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6/05/202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7/05/202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8/05/2020</text:p>
          </table:table-cell>
          <table:table-cell office:value-type="float" office:value="17650" calcext:value-type="float">
            <text:p>17650</text:p>
          </table:table-cell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9/05/2020</text:p>
          </table:table-cell>
          <table:table-cell office:value-type="float" office:value="17650" calcext:value-type="float">
            <text:p>176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1:59:42.426802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08:47:05.254779150</meta:creation-date>
    <dc:date>2020-06-10T11:56:40.693069399</dc:date>
    <meta:editing-duration>PT2H59M20S</meta:editing-duration>
    <meta:editing-cycles>33</meta:editing-cycles>
    <meta:generator>LibreOffice/6.4.3.2$Linux_X86_64 LibreOffice_project/40$Build-2</meta:generator>
    <meta:document-statistic meta:table-count="1" meta:cell-count="9303" meta:object-count="0"/>
  </office:meta>
</office:document-meta>
</file>